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9F400000513EBE9BF888100ABA1.png" manifest:media-type="image/png"/>
  <manifest:file-entry manifest:full-path="Pictures/10000001000000F00000006F55284249210C9542.png" manifest:media-type="image/png"/>
  <manifest:file-entry manifest:full-path="Pictures/10000001000000600000006034B13194D1BDC9C3.png" manifest:media-type="image/png"/>
  <manifest:file-entry manifest:full-path="Pictures/10000000000001C2000002D2929CCF57D04A59A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draw:fill-color="#41fcfa" draw:textarea-horizontal-align="justify" draw:textarea-vertical-align="middle" draw:auto-grow-height="false" fo:min-height="7.031cm" fo:min-width="0.55cm"/>
    </style:style>
    <style:style style:name="gr11" style:family="graphic" style:parent-style-name="standard">
      <style:graphic-properties draw:textarea-horizontal-align="justify" draw:textarea-vertical-align="middle" draw:auto-grow-height="false" fo:min-height="5.15cm" fo:min-width="4.9cm"/>
    </style:style>
    <style:style style:name="gr12" style:family="graphic" style:parent-style-name="standard">
      <style:graphic-properties draw:textarea-horizontal-align="justify" draw:textarea-vertical-align="middle" draw:auto-grow-height="false" fo:min-height="4.094cm" fo:min-width="3.844cm"/>
    </style:style>
    <style:style style:name="gr13" style:family="graphic" style:parent-style-name="objectwithoutfill">
      <style:graphic-properties svg:stroke-color="#2a6099" draw:fill="none" draw:textarea-vertical-align="middle"/>
    </style:style>
    <style:style style:name="gr14" style:family="graphic" style:parent-style-name="standard">
      <style:graphic-properties draw:fill-color="#dee6ef" draw:textarea-horizontal-align="justify" draw:textarea-vertical-align="middle" draw:auto-grow-height="false" fo:min-height="0.55cm" fo:min-width="2.7cm"/>
    </style:style>
    <style:style style:name="gr15" style:family="graphic" style:parent-style-name="standard">
      <style:graphic-properties draw:fill-color="#b4c7dc" draw:textarea-horizontal-align="justify" draw:textarea-vertical-align="middle" draw:auto-grow-height="false" fo:min-height="0.55cm" fo:min-width="2.7cm"/>
    </style:style>
    <style:style style:name="gr16" style:family="graphic" style:parent-style-name="standard">
      <style:graphic-properties draw:textarea-horizontal-align="justify" draw:textarea-vertical-align="middle" draw:auto-grow-height="false" fo:min-height="0.55cm" fo:min-width="2.7cm"/>
    </style:style>
    <style:style style:name="gr17" style:family="graphic" style:parent-style-name="standard">
      <style:graphic-properties draw:textarea-horizontal-align="justify" draw:textarea-vertical-align="middle" draw:auto-grow-height="false" fo:min-height="0.55cm" fo:min-width="1.1cm"/>
    </style:style>
    <style:style style:name="gr18" style:family="graphic" style:parent-style-name="standard">
      <style:graphic-properties draw:textarea-horizontal-align="justify" draw:textarea-vertical-align="middle" draw:auto-grow-height="false" fo:min-height="0.55cm" fo:min-width="1.047cm"/>
    </style:style>
    <style:style style:name="gr19" style:family="graphic" style:parent-style-name="standard">
      <style:graphic-properties draw:fill-color="#5983b0" draw:textarea-horizontal-align="justify" draw:textarea-vertical-align="middle" draw:auto-grow-height="false" fo:min-height="0.55cm" fo:min-width="1.1cm"/>
    </style:style>
    <style:style style:name="gr20" style:family="graphic" style:parent-style-name="standard">
      <style:graphic-properties draw:fill-color="#5983b0" draw:textarea-horizontal-align="justify" draw:textarea-vertical-align="middle" draw:auto-grow-height="false" fo:min-height="0.55cm" fo:min-width="1.047cm"/>
    </style:style>
    <style:style style:name="gr21" style:family="graphic" style:parent-style-name="standard">
      <style:graphic-properties draw:fill-color="#3465a4" draw:textarea-horizontal-align="justify" draw:textarea-vertical-align="middle" draw:auto-grow-height="false" fo:min-height="0.55cm" fo:min-width="2.7cm"/>
    </style:style>
    <style:style style:name="gr22" style:family="graphic" style:parent-style-name="standard">
      <style:graphic-properties draw:fill-color="#ffffff" draw:textarea-horizontal-align="justify" draw:textarea-vertical-align="middle" draw:auto-grow-height="false" fo:min-height="1.501cm" fo:min-width="0.1cm"/>
    </style:style>
    <style:style style:name="gr2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4" style:family="graphic" style:parent-style-name="standard">
      <style:graphic-properties svg:stroke-color="#ffffff" draw:marker-start="Arrow" draw:marker-start-width="0.3cm" draw:marker-end="Circle" draw:marker-end-width="0.3cm" draw:textarea-vertical-align="middle"/>
    </style:style>
    <style:style style:name="gr25" style:family="graphic" style:parent-style-name="standard">
      <style:graphic-properties draw:stroke="none" draw:fill-color="#41fcfa" draw:textarea-horizontal-align="justify" draw:textarea-vertical-align="middle" draw:auto-grow-height="false" fo:min-height="1.067cm" fo:min-width="0.074cm"/>
    </style:style>
    <style:style style:name="gr26" style:family="graphic" style:parent-style-name="standard">
      <style:graphic-properties draw:stroke="none" draw:fill-color="#729fcf" draw:textarea-horizontal-align="justify" draw:textarea-vertical-align="middle" draw:auto-grow-height="false" fo:min-height="3.283cm" fo:min-width="0.322cm"/>
    </style:style>
    <style:style style:name="gr27" style:family="graphic" style:parent-style-name="standard">
      <style:graphic-properties draw:stroke="none" draw:fill-color="#41fcfa" draw:textarea-horizontal-align="justify" draw:textarea-vertical-align="middle" draw:auto-grow-height="false" fo:min-height="3.814cm" fo:min-width="0.647cm"/>
    </style:style>
    <style:style style:name="gr28" style:family="graphic" style:parent-style-name="standard">
      <style:graphic-properties draw:stroke="none" draw:fill-color="#729fcf" draw:textarea-horizontal-align="justify" draw:textarea-vertical-align="middle" draw:auto-grow-height="false" fo:min-height="10.649cm" fo:min-width="1.142cm"/>
    </style:style>
    <style:style style:name="gr29" style:family="graphic" style:parent-style-name="standard">
      <style:graphic-properties draw:stroke="none" draw:fill-color="#ffff6d" draw:textarea-horizontal-align="justify" draw:textarea-vertical-align="middle" draw:auto-grow-height="false" fo:min-height="2.11cm" fo:min-width="0.025cm"/>
    </style:style>
    <style:style style:name="gr30" style:family="graphic" style:parent-style-name="standard">
      <style:graphic-properties draw:stroke="none" draw:fill-color="#ffff6d" draw:textarea-horizontal-align="justify" draw:textarea-vertical-align="middle" draw:auto-grow-height="false" fo:min-height="7.031cm" fo:min-width="0.55cm"/>
    </style:style>
    <style:style style:name="gr31" style:family="graphic" style:parent-style-name="standard">
      <style:graphic-properties draw:stroke="none" draw:fill-color="#ff3838" draw:textarea-horizontal-align="justify" draw:textarea-vertical-align="middle" draw:auto-grow-height="false" fo:min-height="7.031cm" fo:min-width="0.55cm"/>
    </style:style>
    <style:style style:name="gr32" style:family="graphic" style:parent-style-name="standard">
      <style:graphic-properties draw:stroke="none" draw:fill-color="#ff3838" draw:textarea-horizontal-align="justify" draw:textarea-vertical-align="middle" draw:auto-grow-height="false" fo:min-height="2.11cm" fo:min-width="0.025cm"/>
    </style:style>
    <style:style style:name="gr33" style:family="graphic" style:parent-style-name="standard">
      <style:graphic-properties draw:stroke="none" draw:fill="none" fo:min-height="5.69cm"/>
      <style:paragraph-properties style:writing-mode="lr-tb"/>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stroke="none" draw:fill-color="#a1467e" draw:textarea-horizontal-align="justify" draw:textarea-vertical-align="middle" draw:auto-grow-height="false" fo:min-height="1.067cm" fo:min-width="0.074cm"/>
    </style:style>
    <style:style style:name="gr36" style:family="graphic" style:parent-style-name="standard">
      <style:graphic-properties draw:stroke="none" draw:fill-color="#77bc65" draw:textarea-horizontal-align="justify" draw:textarea-vertical-align="middle" draw:auto-grow-height="false" fo:min-height="3.283cm" fo:min-width="0.322cm"/>
    </style:style>
    <style:style style:name="gr37" style:family="graphic" style:parent-style-name="Standard_5f_2">
      <style:graphic-properties draw:stroke="none" draw:fill-color="#41fcfa" draw:textarea-horizontal-align="justify" draw:textarea-vertical-align="middle" draw:auto-grow-height="false" fo:min-height="4.459cm" fo:min-width="0.32cm"/>
    </style:style>
    <style:style style:name="gr38"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4.459cm" fo:min-width="0.32cm" fo:padding-top="0.125cm" fo:padding-bottom="0.125cm" fo:padding-left="0.25cm" fo:padding-right="0.25cm"/>
    </style:style>
    <style:style style:name="gr3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40" style:family="graphic" style:parent-style-name="standard">
      <style:graphic-properties draw:stroke="none" draw:fill-color="#800080" draw:textarea-horizontal-align="justify" draw:textarea-vertical-align="middle" draw:auto-grow-height="false" fo:min-height="3.054cm" fo:min-width="0.074cm"/>
    </style:style>
    <style:style style:name="gr41" style:family="graphic" style:parent-style-name="standard">
      <style:graphic-properties draw:stroke="none" draw:fill-color="#5eb91e" draw:textarea-horizontal-align="justify" draw:textarea-vertical-align="middle" draw:auto-grow-height="false" fo:min-height="3.283cm" fo:min-width="0.322cm"/>
    </style:style>
    <style:style style:name="gr42" style:family="graphic" style:parent-style-name="standard">
      <style:graphic-properties draw:stroke="none" draw:fill-color="#00fdff" draw:textarea-horizontal-align="justify" draw:textarea-vertical-align="middle" draw:auto-grow-height="false" fo:min-height="3.814cm" fo:min-width="0.647cm"/>
    </style:style>
    <style:style style:name="gr43" style:family="graphic" style:parent-style-name="standard">
      <style:graphic-properties draw:stroke="none" draw:fill-color="#ffd8ce" draw:textarea-horizontal-align="justify" draw:textarea-vertical-align="middle" draw:auto-grow-height="false" fo:min-height="10.649cm" fo:min-width="1.142cm"/>
    </style:style>
    <style:style style:name="gr44" style:family="graphic" style:parent-style-name="standard">
      <style:graphic-properties draw:stroke="none" draw:fill-color="#ffa500" draw:textarea-horizontal-align="justify" draw:textarea-vertical-align="middle" draw:auto-grow-height="false" fo:min-height="13.507cm" fo:min-width="2.038cm"/>
    </style:style>
    <style:style style:name="gr45" style:family="graphic" style:parent-style-name="standard">
      <style:graphic-properties draw:stroke="none" draw:fill-color="#afeeee" draw:textarea-horizontal-align="justify" draw:textarea-vertical-align="middle" draw:auto-grow-height="false" fo:min-height="2.035cm" fo:min-width="7.65cm"/>
    </style:style>
    <style:style style:name="gr46" style:family="graphic" style:parent-style-name="standard">
      <style:graphic-properties draw:stroke="none" draw:fill-color="#ffa500" draw:textarea-horizontal-align="justify" draw:textarea-vertical-align="middle" draw:auto-grow-height="false" fo:min-height="4.208cm" fo:min-width="0.769cm"/>
    </style:style>
    <style:style style:name="gr47" style:family="graphic" style:parent-style-name="standard">
      <style:graphic-properties draw:stroke="none" draw:fill-color="#afeeee" draw:textarea-horizontal-align="justify" draw:textarea-vertical-align="middle" draw:auto-grow-height="false" fo:min-height="0.49cm" fo:min-width="3.576cm"/>
    </style:style>
    <style:style style:name="gr48" style:family="graphic" style:parent-style-name="standard">
      <style:graphic-properties draw:stroke="none" draw:fill-color="#ffff00" draw:textarea-horizontal-align="justify" draw:textarea-vertical-align="middle" draw:auto-grow-height="false" fo:min-height="4.208cm" fo:min-width="0.769cm"/>
    </style:style>
    <style:style style:name="gr49" style:family="graphic" style:parent-style-name="standard">
      <style:graphic-properties draw:stroke="none" draw:fill-color="#d4ea6b" draw:textarea-horizontal-align="justify" draw:textarea-vertical-align="middle" draw:auto-grow-height="false" fo:min-height="2.035cm" fo:min-width="7.65cm"/>
    </style:style>
    <style:style style:name="gr50" style:family="graphic" style:parent-style-name="standard">
      <style:graphic-properties draw:stroke="none" draw:fill-color="#ffff00" draw:textarea-horizontal-align="justify" draw:textarea-vertical-align="middle" draw:auto-grow-height="false" fo:min-height="13.507cm" fo:min-width="2.038cm"/>
    </style:style>
    <style:style style:name="gr51" style:family="graphic" style:parent-style-name="standard">
      <style:graphic-properties draw:stroke="none" draw:fill-color="#bbe33d" draw:textarea-horizontal-align="justify" draw:textarea-vertical-align="middle" draw:auto-grow-height="false" fo:min-height="18.747cm" fo:min-width="0.283cm"/>
    </style:style>
    <style:style style:name="gr52" style:family="graphic" style:parent-style-name="standard">
      <style:graphic-properties draw:stroke="none" draw:fill-color="#bf819e" draw:textarea-horizontal-align="justify" draw:textarea-vertical-align="middle" draw:auto-grow-height="false" fo:min-height="5.166cm" fo:min-width="0.142cm"/>
    </style:style>
    <style:style style:name="gr53" style:family="graphic" style:parent-style-name="standard">
      <style:graphic-properties draw:stroke="none" draw:fill="none" fo:min-height="0.712cm"/>
      <style:paragraph-properties style:writing-mode="lr-tb"/>
    </style:style>
    <style:style style:name="gr54" style:family="graphic" style:parent-style-name="standard">
      <style:graphic-properties draw:stroke="none" draw:fill-color="#ff3838" draw:textarea-horizontal-align="justify" draw:textarea-vertical-align="middle" draw:auto-grow-height="false" fo:min-height="0.882cm" fo:min-width="0.632cm"/>
    </style:style>
    <style:style style:name="gr55" style:family="graphic" style:parent-style-name="standard">
      <style:graphic-properties draw:stroke="none" draw:fill="none" fo:min-height="2.134cm"/>
      <style:paragraph-properties style:writing-mode="lr-tb"/>
    </style:style>
    <style:style style:name="gr56" style:family="graphic" style:parent-style-name="standard">
      <style:graphic-properties draw:stroke="none" draw:fill-color="#ffd7d7" draw:textarea-horizontal-align="justify" draw:textarea-vertical-align="middle" draw:auto-grow-height="false" fo:min-height="4.208cm" fo:min-width="0.769cm"/>
    </style:style>
    <style:style style:name="gr57" style:family="graphic" style:parent-style-name="standard">
      <style:graphic-properties draw:stroke="none" draw:fill-color="#780373" draw:textarea-horizontal-align="justify" draw:textarea-vertical-align="middle" draw:auto-grow-height="false" fo:min-height="2.035cm" fo:min-width="7.65cm"/>
    </style:style>
    <style:style style:name="gr58" style:family="graphic" style:parent-style-name="standard">
      <style:graphic-properties draw:stroke="none" draw:fill-color="#e8f2a1" draw:textarea-horizontal-align="justify" draw:textarea-vertical-align="middle" draw:auto-grow-height="false" fo:min-height="18.747cm" fo:min-width="0.283cm"/>
    </style:style>
    <style:style style:name="gr59" style:family="graphic" style:parent-style-name="standard">
      <style:graphic-properties draw:stroke="none" draw:fill-color="#bf0041" draw:textarea-horizontal-align="justify" draw:textarea-vertical-align="middle" draw:auto-grow-height="false" fo:min-height="5.166cm" fo:min-width="0.142cm"/>
    </style:style>
    <style:style style:name="gr60" style:family="graphic" style:parent-style-name="standard">
      <style:graphic-properties draw:stroke="none" draw:fill-color="#780373" draw:textarea-horizontal-align="justify" draw:textarea-vertical-align="middle" draw:auto-grow-height="false" fo:min-height="0.49cm" fo:min-width="3.576cm"/>
    </style:style>
    <style:style style:name="gr61" style:family="graphic" style:parent-style-name="standard">
      <style:graphic-properties draw:stroke="none" draw:fill-color="#bbe33d" draw:textarea-horizontal-align="justify" draw:textarea-vertical-align="middle" draw:auto-grow-height="false" fo:min-height="5.906cm" fo:min-width="0cm"/>
    </style:style>
    <style:style style:name="gr62" style:family="graphic" style:parent-style-name="standard">
      <style:graphic-properties draw:stroke="none" draw:fill-color="#bf819e" draw:textarea-horizontal-align="justify" draw:textarea-vertical-align="middle" draw:auto-grow-height="false" fo:min-height="1.506cm" fo:min-width="0cm"/>
    </style:style>
    <style:style style:name="gr63" style:family="graphic" style:parent-style-name="standard">
      <style:graphic-properties draw:stroke="none" draw:fill-color="#ff6d6d" draw:textarea-horizontal-align="justify" draw:textarea-vertical-align="middle" draw:auto-grow-height="false" fo:min-height="18.747cm" fo:min-width="0.283cm"/>
    </style:style>
    <style:style style:name="gr64" style:family="graphic" style:parent-style-name="standard">
      <style:graphic-properties draw:stroke="none" draw:fill="solid" draw:fill-color="#ffff38" draw:textarea-horizontal-align="justify" draw:textarea-vertical-align="middle" draw:auto-grow-height="false" fo:min-height="5.166cm" fo:min-width="0.142cm"/>
    </style:style>
    <style:style style:name="gr65" style:family="graphic" style:parent-style-name="Standard_5f_3">
      <style:graphic-properties draw:stroke="none" svg:stroke-color="#000000" draw:fill="none" draw:fill-color="#ffffff" draw:auto-grow-height="true" draw:auto-grow-width="false" fo:max-height="0cm" fo:min-height="1.423cm"/>
      <style:paragraph-properties style:writing-mode="lr-tb"/>
    </style:style>
    <style:style style:name="gr66" style:family="graphic" style:parent-style-name="Standard_5f_3">
      <style:graphic-properties draw:stroke="none" draw:fill-color="#ffa6a6" draw:textarea-horizontal-align="justify" draw:textarea-vertical-align="middle" draw:auto-grow-height="false" fo:min-height="14.281cm" fo:min-width="1.013cm"/>
    </style:style>
    <style:style style:name="gr67" style:family="graphic" style:parent-style-name="Standard_5f_3">
      <style:graphic-properties draw:stroke="none" draw:fill-color="#8e86ae" draw:textarea-horizontal-align="justify" draw:textarea-vertical-align="middle" draw:auto-grow-height="false" fo:min-height="14.281cm" fo:min-width="1.013cm"/>
    </style:style>
    <style:style style:name="gr68" style:family="graphic" style:parent-style-name="Standard_5f_2">
      <style:graphic-properties draw:stroke="none" draw:fill-color="#41fcfa" draw:textarea-horizontal-align="justify" draw:textarea-vertical-align="middle" draw:auto-grow-height="false" fo:min-height="14.281cm" fo:min-width="1.14cm"/>
    </style:style>
    <style:style style:name="gr69"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70" style:family="graphic" style:parent-style-name="Standard_5f_3">
      <style:graphic-properties draw:stroke="none" draw:fill-color="#bbe33d" draw:textarea-horizontal-align="justify" draw:textarea-vertical-align="middle" draw:auto-grow-height="false" fo:min-height="14.281cm" fo:min-width="1.013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top" fo:min-height="4.966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title">
      <style:graphic-properties draw:textarea-vertical-align="middle" fo:min-height="3.311cm"/>
      <style:paragraph-properties style:writing-mode="lr-tb"/>
    </style:style>
    <style:style style:name="pr18" style:family="presentation" style:parent-style-name="Default-title">
      <style:graphic-properties draw:textarea-vertical-align="middle" fo:min-height="3.79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graphic-properties draw:textarea-vertical-align="top" fo:min-height="1.565cm"/>
      <style:paragraph-properties style:writing-mode="lr-tb"/>
    </style:style>
    <style:style style:name="pr31" style:family="presentation" style:parent-style-name="Default-title">
      <style:graphic-properties draw:textarea-vertical-align="top" fo:min-height="2.58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notes" style:list-style-name="L1">
      <style:graphic-properties draw:fill-color="#ffffff" draw:auto-grow-height="true" fo:min-height="13.365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title">
      <style:graphic-properties draw:textarea-vertical-align="top" fo:min-height="1.267cm"/>
      <style:paragraph-properties style:writing-mode="lr-tb"/>
    </style:style>
    <style:style style:name="pr41" style:family="presentation" style:parent-style-name="Default-title">
      <style:graphic-properties draw:textarea-vertical-align="top" fo:min-height="1.415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title">
      <style:graphic-properties draw:textarea-vertical-align="top" fo:min-height="2.533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title">
      <style:graphic-properties draw:textarea-vertical-align="top" fo:min-height="1.365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title">
      <style:graphic-properties draw:textarea-vertical-align="top" fo:min-height="3.799cm"/>
      <style:paragraph-properties style:writing-mode="lr-tb"/>
    </style:style>
    <style:style style:name="pr59" style:family="presentation" style:parent-style-name="Default-title">
      <style:graphic-properties draw:textarea-vertical-align="top" fo:min-height="1.509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notes" style:list-style-name="L1">
      <style:graphic-properties draw:fill-color="#ffffff" draw:auto-grow-height="true" fo:min-height="13.365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loext:graphic-properties draw:fill="none"/>
      <style:paragraph-properties fo:text-align="center"/>
    </style:style>
    <style:style style:name="P22" style:family="paragraph">
      <loext:graphic-properties draw:fill-color="#dee6ef"/>
      <style:paragraph-properties fo:text-align="center"/>
    </style:style>
    <style:style style:name="P23" style:family="paragraph">
      <loext:graphic-properties draw:fill-color="#b4c7dc"/>
      <style:paragraph-properties fo:text-align="center"/>
    </style:style>
    <style:style style:name="P24" style:family="paragraph">
      <loext:graphic-properties draw:fill-color="#5983b0"/>
      <style:paragraph-properties fo:text-align="center"/>
    </style:style>
    <style:style style:name="P25" style:family="paragraph">
      <loext:graphic-properties draw:fill-color="#3465a4"/>
      <style:paragraph-properties fo:text-align="center"/>
    </style:style>
    <style:style style:name="P26" style:family="paragraph">
      <loext:graphic-properties draw:fill-color="#ffffff"/>
      <style:paragraph-properties fo:text-align="center"/>
    </style:style>
    <style:style style:name="P27" style:family="paragraph">
      <loext:graphic-properties draw:fill="none" draw:fill-color="#ffffff"/>
      <style:paragraph-properties style:writing-mode="lr-tb"/>
    </style:style>
    <style:style style:name="P28" style:family="paragraph">
      <loext:graphic-properties draw:fill="none" draw:fill-color="#ffffff"/>
      <style:paragraph-properties fo:text-align="center" style:writing-mode="lr-tb"/>
    </style:style>
    <style:style style:name="P29"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30"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31" style:family="paragraph">
      <loext:graphic-properties draw:fill-color="#729fcf"/>
      <style:paragraph-properties fo:text-align="center"/>
      <style:text-properties fo:language="fr" fo:country="FR"/>
    </style:style>
    <style:style style:name="P32" style:family="paragraph">
      <loext:graphic-properties draw:fill-color="#ffff6d"/>
      <style:paragraph-properties fo:text-align="center"/>
      <style:text-properties fo:language="fr" fo:country="FR"/>
    </style:style>
    <style:style style:name="P33"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4" style:family="paragraph">
      <loext:graphic-properties draw:fill-color="#ff3838"/>
      <style:paragraph-properties fo:text-align="center"/>
      <style:text-properties fo:language="fr" fo:country="FR"/>
    </style:style>
    <style:style style:name="P35" style:family="paragraph">
      <loext:graphic-properties draw:fill="none"/>
      <style:paragraph-properties style:writing-mode="lr-tb"/>
    </style:style>
    <style:style style:name="P36" style:family="paragraph">
      <style:paragraph-properties fo:text-align="center" style:writing-mode="lr-tb"/>
      <style:text-properties fo:font-size="26pt" fo:language="fr" fo:country="FR" fo:font-weight="bold" style:font-size-asian="26pt" style:font-weight-asian="bold" style:font-size-complex="26pt" style:font-weight-complex="bold"/>
    </style:style>
    <style:style style:name="P37" style:family="paragraph">
      <loext:graphic-properties draw:fill-color="#a1467e"/>
      <style:paragraph-properties fo:text-align="center"/>
      <style:text-properties fo:language="fr" fo:country="FR"/>
    </style:style>
    <style:style style:name="P38" style:family="paragraph">
      <loext:graphic-properties draw:fill-color="#77bc65"/>
      <style:paragraph-properties fo:text-align="center"/>
      <style:text-properties fo:language="fr" fo:country="FR"/>
    </style:style>
    <style:style style:name="P39" style:family="paragraph">
      <loext:graphic-properties draw:fill-color="#bbe33d"/>
      <style:paragraph-properties fo:text-align="center"/>
      <style:text-properties fo:language="fr" fo:country="FR"/>
    </style:style>
    <style:style style:name="P40"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41" style:family="paragraph">
      <loext:graphic-properties draw:fill-color="#ffffff"/>
      <style:paragraph-properties fo:text-align="start" style:writing-mode="lr-tb"/>
      <style:text-properties fo:font-size="22pt" fo:language="fr" fo:country="FR" style:font-size-asian="22pt" style:font-size-complex="22pt"/>
    </style:style>
    <style:style style:name="P42" style:family="paragraph">
      <loext:graphic-properties draw:fill-color="#800080"/>
      <style:paragraph-properties fo:text-align="center"/>
      <style:text-properties fo:language="fr" fo:country="FR"/>
    </style:style>
    <style:style style:name="P43" style:family="paragraph">
      <loext:graphic-properties draw:fill-color="#5eb91e"/>
      <style:paragraph-properties fo:text-align="center"/>
      <style:text-properties fo:language="fr" fo:country="FR"/>
    </style:style>
    <style:style style:name="P44" style:family="paragraph">
      <loext:graphic-properties draw:fill-color="#00fdff"/>
      <style:paragraph-properties fo:text-align="center"/>
      <style:text-properties fo:language="fr" fo:country="FR"/>
    </style:style>
    <style:style style:name="P45" style:family="paragraph">
      <loext:graphic-properties draw:fill-color="#ffd8ce"/>
      <style:paragraph-properties fo:text-align="center"/>
      <style:text-properties fo:language="fr" fo:country="FR"/>
    </style:style>
    <style:style style:name="P46" style:family="paragraph">
      <loext:graphic-properties draw:fill-color="#ffa500"/>
      <style:paragraph-properties fo:text-align="center"/>
      <style:text-properties fo:language="fr" fo:country="FR"/>
    </style:style>
    <style:style style:name="P47" style:family="paragraph">
      <loext:graphic-properties draw:fill-color="#afeeee"/>
      <style:paragraph-properties fo:text-align="center"/>
      <style:text-properties fo:language="fr" fo:country="FR"/>
    </style:style>
    <style:style style:name="P48"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49" style:family="paragraph">
      <loext:graphic-properties draw:fill-color="#d4ea6b"/>
      <style:paragraph-properties fo:text-align="center"/>
      <style:text-properties fo:language="fr" fo:country="FR"/>
    </style:style>
    <style:style style:name="P50" style:family="paragraph">
      <loext:graphic-properties draw:fill-color="#bf819e"/>
      <style:paragraph-properties fo:text-align="center"/>
      <style:text-properties fo:language="fr" fo:country="FR"/>
    </style:style>
    <style:style style:name="P51"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52" style:family="paragraph">
      <loext:graphic-properties draw:fill="none"/>
      <style:paragraph-properties fo:text-align="center" style:writing-mode="lr-tb"/>
      <style:text-properties fo:font-size="13.3999996185303pt" fo:language="fr" fo:country="FR"/>
    </style:style>
    <style:style style:name="P53" style:family="paragraph">
      <loext:graphic-properties draw:fill-color="#ff3838"/>
      <style:paragraph-properties fo:text-align="center"/>
    </style:style>
    <style:style style:name="P54" style:family="paragraph">
      <loext:graphic-properties draw:fill-color="#ffd7d7"/>
      <style:paragraph-properties fo:text-align="center"/>
      <style:text-properties fo:language="fr" fo:country="FR"/>
    </style:style>
    <style:style style:name="P55" style:family="paragraph">
      <loext:graphic-properties draw:fill-color="#780373"/>
      <style:paragraph-properties fo:text-align="center"/>
      <style:text-properties fo:language="fr" fo:country="FR"/>
    </style:style>
    <style:style style:name="P56" style:family="paragraph">
      <style:paragraph-properties fo:margin-left="0cm" fo:margin-right="0cm" fo:margin-top="0.37cm" fo:margin-bottom="0cm" fo:text-align="start" fo:text-indent="0cm"/>
    </style:style>
    <style:style style:name="P57" style:family="paragraph">
      <loext:graphic-properties draw:fill-color="#e8f2a1"/>
      <style:paragraph-properties fo:text-align="center"/>
      <style:text-properties fo:language="fr" fo:country="FR"/>
    </style:style>
    <style:style style:name="P58" style:family="paragraph">
      <loext:graphic-properties draw:fill-color="#bf0041"/>
      <style:paragraph-properties fo:text-align="center"/>
      <style:text-properties fo:language="fr" fo:country="FR"/>
    </style:style>
    <style:style style:name="P59" style:family="paragraph">
      <style:paragraph-properties fo:text-align="start">
        <style:tab-stops/>
      </style:paragraph-properties>
    </style:style>
    <style:style style:name="P60" style:family="paragraph">
      <style:paragraph-properties fo:text-align="center" style:writing-mode="lr-tb"/>
      <style:text-properties fo:color="#ffffff" loext:opacity="100%" fo:font-size="32pt" fo:language="fr" fo:country="FR" fo:font-weight="bold" style:font-size-asian="32pt" style:font-weight-asian="bold" style:font-size-complex="32pt" style:font-weight-complex="bold"/>
    </style:style>
    <style:style style:name="P61" style:family="paragraph">
      <loext:graphic-properties draw:fill-color="#ff6d6d"/>
      <style:paragraph-properties fo:text-align="center"/>
      <style:text-properties fo:language="fr" fo:country="FR"/>
    </style:style>
    <style:style style:name="P62" style:family="paragraph">
      <loext:graphic-properties draw:fill="solid" draw:fill-color="#ffff38"/>
      <style:paragraph-properties fo:text-align="center"/>
      <style:text-properties fo:language="fr" fo:country="FR"/>
    </style:style>
    <style:style style:name="P63" style:family="paragraph">
      <style:paragraph-properties fo:margin-left="0cm" fo:margin-right="0cm" fo:margin-top="0.497cm" fo:margin-bottom="0cm" fo:text-align="start" fo:text-indent="0cm" style:writing-mode="lr-tb"/>
      <style:text-properties fo:color="#ffffff" loext:opacity="100%" fo:font-size="34pt" fo:language="fr" fo:country="FR" fo:font-weight="normal" style:font-size-asian="34pt" style:font-weight-asian="normal" style:font-size-complex="34pt" style:font-weight-complex="normal"/>
    </style:style>
    <style:style style:name="P64" style:family="paragraph">
      <loext:graphic-properties draw:fill-color="#ffa6a6"/>
      <style:paragraph-properties fo:text-align="center"/>
      <style:text-properties fo:language="fr" fo:country="FR"/>
    </style:style>
    <style:style style:name="P65" style:family="paragraph">
      <loext:graphic-properties draw:fill-color="#8e86ae"/>
      <style:paragraph-properties fo:text-align="center"/>
      <style:text-properties fo:language="fr" fo:country="FR"/>
    </style:style>
    <style:style style:name="P66" style:family="paragraph">
      <loext:graphic-properties draw:fill-color="#ffffff"/>
      <style:paragraph-properties style:writing-mode="lr-tb"/>
      <style:text-properties fo:font-size="24pt" fo:language="fr" fo:country="FR" fo:font-weight="bold" style:font-weight-asian="bold" style:font-weight-complex="bold"/>
    </style:style>
    <style:style style:name="P6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size="42pt" fo:language="fr" fo:country="FR" fo:font-weight="bold" style:font-size-asian="42pt" style:font-weight-asian="bold" style:font-size-complex="42pt" style:font-weight-complex="bold"/>
    </style:style>
    <style:style style:name="T15" style:family="text">
      <style:text-properties fo:font-size="21.2000007629395pt" fo:language="fr" fo:country="FR"/>
    </style:style>
    <style:style style:name="T16"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7" style:family="text">
      <style:text-properties fo:font-size="32pt" fo:language="fr" fo:country="FR" fo:font-weight="bold" style:font-size-asian="32pt" style:font-weight-asian="bold" style:font-size-complex="32pt" style:font-weight-complex="bold"/>
    </style:style>
    <style:style style:name="T18" style:family="text">
      <style:text-properties fo:color="#ffff38" loext:opacity="100%" fo:font-size="36pt" fo:language="fr" fo:country="FR" fo:font-weight="bold" style:font-size-asian="36pt" style:font-weight-asian="bold" style:font-size-complex="36pt" style:font-weight-complex="bold"/>
    </style:style>
    <style:style style:name="T19"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20" style:family="text">
      <style:text-properties fo:color="#00ffee" loext:opacity="100%" fo:font-size="36pt" fo:language="fr" fo:country="FR" fo:font-weight="bold" style:font-size-asian="36pt" style:font-weight-asian="bold" style:font-size-complex="36pt" style:font-weight-complex="bold"/>
    </style:style>
    <style:style style:name="T21" style:family="text">
      <style:text-properties fo:color="#ffffff" loext:opacity="100%" fo:font-size="36pt" fo:language="fr" fo:country="FR" style:font-size-asian="36pt" style:font-size-complex="36pt"/>
    </style:style>
    <style:style style:name="T22"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23"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24" style:family="text">
      <style:text-properties fo:font-size="26pt" fo:language="fr" fo:country="FR" fo:font-weight="bold" style:font-size-asian="26pt" style:font-weight-asian="bold" style:font-size-complex="26pt" style:font-weight-complex="bold"/>
    </style:style>
    <style:style style:name="T2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27"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8"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9" style:family="text">
      <style:text-properties fo:color="#f6f9d4" loext:opacity="100%" fo:font-size="36pt" fo:language="fr" fo:country="FR" fo:font-weight="bold" style:font-size-asian="36pt" style:font-weight-asian="bold" style:font-size-complex="36pt" style:font-weight-complex="bold"/>
    </style:style>
    <style:style style:name="T30" style:family="text">
      <style:text-properties fo:color="#ffbf00" loext:opacity="100%" fo:font-size="36pt" fo:language="fr" fo:country="FR" fo:font-weight="bold" style:font-size-asian="36pt" style:font-weight-asian="bold" style:font-size-complex="36pt" style:font-weight-complex="bold"/>
    </style:style>
    <style:style style:name="T31" style:family="text">
      <style:text-properties fo:color="#ffa6a6" loext:opacity="100%" fo:font-size="36pt" fo:language="fr" fo:country="FR" fo:font-weight="bold" style:font-size-asian="36pt" style:font-weight-asian="bold" style:font-size-complex="36pt" style:font-weight-complex="bold"/>
    </style:style>
    <style:style style:name="T32" style:family="text">
      <style:text-properties fo:color="#d4ea6b" loext:opacity="100%" fo:font-size="36pt" fo:language="fr" fo:country="FR" fo:font-weight="bold" style:font-size-asian="36pt" style:font-weight-asian="bold" style:font-size-complex="36pt" style:font-weight-complex="bold"/>
    </style:style>
    <style:style style:name="T33" style:family="text">
      <style:text-properties fo:color="#ffd7d7" loext:opacity="100%" fo:font-size="32pt" fo:language="fr" fo:country="FR" fo:font-weight="bold" style:font-size-asian="32pt" style:font-weight-asian="bold" style:font-size-complex="32pt" style:font-weight-complex="bold"/>
    </style:style>
    <style:style style:name="T34" style:family="text">
      <style:text-properties fo:color="#ffffff" loext:opacity="100%" fo:font-size="28pt" fo:language="fr" fo:country="FR" fo:font-weight="normal" style:font-size-asian="28pt" style:font-weight-asian="normal" style:font-size-complex="28pt" style:font-weight-complex="normal"/>
    </style:style>
    <style:style style:name="T35" style:family="text">
      <style:text-properties fo:font-size="18pt" fo:language="fr" fo:country="FR" fo:font-weight="bold" style:font-weight-asian="bold" style:font-weight-complex="bold"/>
    </style:style>
    <style:style style:name="T36" style:family="text">
      <style:text-properties fo:color="#ffffff" loext:opacity="100%" fo:font-size="23pt" fo:language="fr" fo:country="FR" fo:font-weight="normal" style:font-size-asian="23pt" style:font-weight-asian="normal" style:font-size-complex="23pt" style:font-weight-complex="normal"/>
    </style:style>
    <style:style style:name="T37" style:family="text">
      <style:text-properties fo:color="#ffd7d7" loext:opacity="100%" fo:font-size="36pt" fo:language="fr" fo:country="FR" fo:font-weight="bold" style:font-size-asian="36pt" style:font-weight-asian="bold" style:font-size-complex="36pt" style:font-weight-complex="bold"/>
    </style:style>
    <style:style style:name="T38" style:family="text">
      <style:text-properties fo:color="#e8f2a1" loext:opacity="100%" fo:font-size="36pt" fo:language="fr" fo:country="FR" fo:font-weight="bold" style:font-size-asian="36pt" style:font-weight-asian="bold" style:font-size-complex="36pt" style:font-weight-complex="bold"/>
    </style:style>
    <style:style style:name="T39" style:family="text">
      <style:text-properties fo:color="#81d41a" loext:opacity="100%" fo:font-size="36pt" fo:language="fr" fo:country="FR" fo:font-weight="bold" style:font-size-asian="36pt" style:font-weight-asian="bold" style:font-size-complex="36pt" style:font-weight-complex="bold"/>
    </style:style>
    <style:style style:name="T40" style:family="text">
      <style:text-properties fo:font-size="36pt" fo:language="fr" fo:country="FR" style:font-size-asian="36pt" style:font-size-complex="36pt"/>
    </style:style>
    <style:style style:name="T41" style:family="text">
      <style:text-properties fo:font-size="36pt" fo:language="fr" fo:country="FR" fo:font-weight="bold" style:font-size-asian="36pt" style:font-weight-asian="bold" style:font-size-complex="36pt" style:font-weight-complex="bold"/>
    </style:style>
    <style:style style:name="T42" style:family="text">
      <style:text-properties fo:color="#ffffff" loext:opacity="100%" fo:font-size="36pt" fo:language="fr" fo:country="FR" fo:font-weight="bold" fo:background-color="transparent" style:font-size-asian="36pt" style:font-weight-asian="bold" style:font-size-complex="36pt" style:font-weight-complex="bold"/>
    </style:style>
    <style:style style:name="T43" style:family="text">
      <style:text-properties fo:color="#ffffff" loext:opacity="100%" fo:font-size="36pt" fo:language="fr" fo:country="FR" fo:font-weight="normal" fo:background-color="transparent" style:font-size-asian="36pt" style:font-weight-asian="normal" style:font-size-complex="36pt" style:font-weight-complex="normal"/>
    </style:style>
    <style:style style:name="T44" style:family="text">
      <style:text-properties fo:color="#ffffd7" loext:opacity="100%" fo:font-size="36pt" fo:language="fr" fo:country="FR" fo:font-weight="bold" style:font-size-asian="36pt" style:font-weight-asian="bold" style:font-size-complex="36pt" style:font-weight-complex="bold"/>
    </style:style>
    <style:style style:name="T45" style:family="text">
      <style:text-properties fo:color="#ffffff" loext:opacity="100%" fo:font-size="36pt" fo:language="fr" fo:country="FR" style:text-underline-style="none" fo:font-weight="normal" style:font-size-asian="36pt" style:font-weight-asian="normal" style:font-size-complex="36pt" style:font-weight-complex="normal"/>
    </style:style>
    <style:style style:name="T46"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47" style:family="text">
      <style:text-properties fo:color="#f7d1d5" loext:opacity="100%" fo:font-size="32pt" fo:language="fr" fo:country="FR" fo:font-weight="bold" style:font-size-asian="32pt" style:font-weight-asian="bold" style:font-size-complex="32pt" style:font-weight-complex="bold"/>
    </style:style>
    <style:style style:name="T48" style:family="text">
      <style:text-properties fo:color="#e8f2a1" loext:opacity="100%" fo:font-size="32pt" fo:language="fr" fo:country="FR" fo:font-weight="bold" style:font-size-asian="32pt" style:font-weight-asian="bold" style:font-size-complex="32pt" style:font-weight-complex="bold"/>
    </style:style>
    <style:style style:name="T49"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0" style:family="text">
      <style:text-properties fo:color="#ffffff" loext:opacity="100%" fo:font-size="32pt" fo:language="fr" fo:country="FR" fo:font-weight="normal" style:font-size-asian="32pt" style:font-weight-asian="normal" style:font-size-complex="32pt" style:font-weight-complex="normal"/>
    </style:style>
    <style:style style:name="T51"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52" style:family="text">
      <style:text-properties fo:color="#ffffff" loext:opacity="100%" fo:font-size="34pt" fo:language="fr" fo:country="FR" fo:font-weight="normal" style:font-size-asian="34pt" style:font-weight-asian="normal" style:font-size-complex="34pt" style:font-weight-complex="normal"/>
    </style:style>
    <style:style style:name="T53" style:family="text">
      <style:text-properties fo:color="#ffffff" loext:opacity="100%" fo:font-size="34pt" fo:language="fr" fo:country="FR" fo:font-weight="bold" style:font-size-asian="34pt" style:font-weight-asian="bold" style:font-size-complex="34pt" style:font-weight-complex="bold"/>
    </style:style>
    <style:style style:name="T54" style:family="text">
      <style:text-properties fo:color="#ffffff" loext:opacity="100%" fo:font-size="32pt" fo:language="fr" fo:country="FR" fo:font-weight="bold" style:font-size-asian="32pt" style:font-weight-asian="bold" style:font-size-complex="32pt" style:font-weight-complex="bold"/>
    </style:style>
    <style:style style:name="T55" style:family="text">
      <style:text-properties fo:color="#00f8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56" style:family="text">
      <style:text-properties fo:font-variant="normal" fo:text-transform="none" style:use-window-font-color="true" loext:opacity="0%" style:text-outline="false" style:text-line-through-style="none" style:text-line-through-type="none" style:font-name="Liberation Sans" fo:font-size="32pt" fo:language="fr" fo:country="FR" fo:text-shadow="none" style:text-underline-style="none" fo:font-weight="bold" style:letter-kerning="true" fo:background-color="transparent" style:font-name-asian="Microsoft YaHei" style:font-size-asian="32pt" style:font-weight-asian="normal" style:font-name-complex="Lucida Sans" style:font-size-complex="32pt" style:font-weight-complex="normal" style:text-emphasize="none" style:font-relief="none" style:text-overline-style="none" style:text-overline-color="font-color"/>
    </style:style>
    <style:style style:name="T57"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CM#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07cm 15.74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des méthodes de travail issues du manifeste Agile</text:span></text:p>
              </text:list-item>
            </text:list>
          </draw:text-box>
        </draw:frame>
        <draw:custom-shape draw:style-name="gr7" draw:text-style-name="P14" draw:layer="layout" svg:width="1.642cm" svg:height="10.899cm" draw:transform="rotate (-3.14159265358979) translate (28.0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SAÉ visée</text:span></text:p>
          </draw:text-box>
        </draw:frame>
        <draw:frame presentation:style-name="pr8" draw:text-style-name="P13" draw:layer="layout" svg:width="26.06cm" svg:height="9.905cm" svg:x="1.37cm" svg:y="2.295cm" presentation:class="outline" presentation:user-transformed="true">
          <draw:text-box>
            <text:list text:style-name="L2">
              <text:list-item>
                <text:p text:style-name="P12"><text:span text:style-name="T7">SAÉ 3.01 | Intégrer des interfaces utilisateurs au sein d’un système d’information</text:span></text:p>
              </text:list-item>
            </text:list>
          </draw:text-box>
        </draw:frame>
        <draw:custom-shape draw:style-name="gr6" draw:text-style-name="P10" draw:layer="layout" svg:width="1.147cm" svg:height="4.064cm" draw:transform="rotate (1.5707963267949) translate (24.133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Méthode Agile populaire</text:span></text:p>
                <text:list>
                  <text:list-item>
                    <text:p text:style-name="P1"><text:span text:style-name="T7">Souvent mal appliquée</text:span></text:p>
                  </text:list-item>
                </text:list>
              </text:list-item>
              <text:list-item>
                <text:p text:style-name="P12"><text:span text:style-name="T10">Boite à outils adaptable</text:span></text:p>
                <text:list>
                  <text:list-item>
                    <text:p text:style-name="P1"><text:span text:style-name="T7">Composée d’un ensemble de rituels</text:span></text:p>
                  </text:list-item>
                </text:list>
              </text:list-item>
              <text:list-item>
                <text:p text:style-name="P1"><text:span text:style-name="T7">Mot signifiant “mêlée” </text:span></text:p>
              </text:list-item>
            </text:list>
          </draw:text-box>
        </draw:frame>
        <draw:custom-shape draw:style-name="gr8" draw:text-style-name="P17"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Vise délivrer régulièrement de nouvelles fonctionnalités au projet</text:span></text:p>
                <text:list>
                  <text:list-item>
                    <text:p text:style-name="P1"><text:span text:style-name="T7">Maximiser la valeur du produit</text:span></text:p>
                  </text:list-item>
                </text:list>
              </text:list-item>
              <text:list-item>
                <text:p text:style-name="P12"><text:span text:style-name="T7">Ce n'est pas un acronyme</text:span></text:p>
                <text:list>
                  <text:list-item>
                    <text:p text:style-name="P1"><text:span text:style-name="T7">Bien que ça soit écrit en majuscules</text:span></text:p>
                  </text:list-item>
                </text:list>
              </text:list-item>
            </text:list>
          </draw:text-box>
        </draw:frame>
        <draw:custom-shape draw:style-name="gr8" draw:text-style-name="P17"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nspirée par la mêlée au rugby</text:span></text:p>
                <text:list>
                  <text:list-item>
                    <text:p text:style-name="P1"><text:span text:style-name="T7">Permet de partir sur des bases saines avec l’équipe qui va dans la même direction</text:span></text:p>
                  </text:list-item>
                </text:list>
              </text:list-item>
              <text:list-item>
                <text:p text:style-name="P1"><text:span text:style-name="T7">Approche empirique</text:span></text:p>
                <text:list>
                  <text:list-item>
                    <text:p text:style-name="P1"><text:span text:style-name="T7">Opposition à l’approche prédictive</text:span></text:p>
                  </text:list-item>
                </text:list>
              </text:list-item>
            </text:list>
          </draw:text-box>
        </draw:frame>
        <draw:custom-shape draw:style-name="gr8" draw:text-style-name="P17"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Définit un cadre de processus de travail</text:span></text:p>
                <text:list>
                  <text:list-item>
                    <text:p text:style-name="P1"><text:span text:style-name="T7">Méthode peu restrictive</text:span></text:p>
                  </text:list-item>
                  <text:list-item>
                    <text:p text:style-name="P1"><text:span text:style-name="T7">Nécessite une certaine rigueur de l’équipe</text:span></text:p>
                  </text:list-item>
                </text:list>
              </text:list-item>
              <text:list-item>
                <text:p text:style-name="P1"><text:span text:style-name="T7">Résumé dans un document gratuit et ligne de 15 pages (traduits dans plein de langues)</text:span></text:p>
              </text:list-item>
            </text:list>
          </draw:text-box>
        </draw:frame>
        <draw:custom-shape draw:style-name="gr8" draw:text-style-name="P17"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13.807cm" svg:height="1.425cm" svg:x="1.393cm" svg:y="0.627cm" presentation:class="title" presentation:user-transformed="true">
          <draw:text-box>
            <text:p text:style-name="P1"><text:span text:style-name="T9">SCRUM</text:span></text:p>
          </draw:text-box>
        </draw:frame>
        <draw:custom-shape draw:style-name="gr10" draw:text-style-name="P17"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custom-shape draw:style-name="gr11" draw:text-style-name="P20" draw:layer="layout" svg:width="5.4cm" svg:height="5.4cm" svg:x="1.4cm" svg:y="5cm">
          <text:p/>
          <draw:enhanced-geometry svg:viewBox="0 0 21600 21600" draw:type="rectangle" draw:enhanced-path="M 0 0 L 21600 0 21600 21600 0 21600 0 0 Z N"/>
        </draw:custom-shape>
        <draw:custom-shape draw:style-name="gr12" draw:text-style-name="P20" draw:layer="layout" svg:width="5.4cm" svg:height="5.4cm" svg:x="10.4cm" svg:y="5cm">
          <text:p/>
          <draw:enhanced-geometry svg:viewBox="0 0 21600 21600" draw:text-areas="4230 4230 21600 21600" draw:type="flowchart-internal-storage" draw:enhanced-path="M 0 0 L 21600 0 21600 21600 0 21600 Z N M 4230 0 L 4230 21600 N M 0 4230 L 21600 4230 N"/>
        </draw:custom-shape>
        <draw:line draw:style-name="gr13" draw:text-style-name="P21" draw:layer="layout" svg:x1="10.4cm" svg:y1="7cm" svg:x2="15.8cm" svg:y2="7cm">
          <text:p/>
        </draw:line>
        <draw:line draw:style-name="gr13" draw:text-style-name="P21" draw:layer="layout" svg:x1="10.4cm" svg:y1="8cm" svg:x2="15.8cm" svg:y2="8cm">
          <text:p/>
        </draw:line>
        <draw:line draw:style-name="gr13" draw:text-style-name="P21" draw:layer="layout" svg:x1="12.6cm" svg:y1="5cm" svg:x2="12.6cm" svg:y2="10.4cm">
          <text:p/>
        </draw:line>
        <draw:line draw:style-name="gr13" draw:text-style-name="P21" draw:layer="layout" svg:x1="14.2cm" svg:y1="5cm" svg:x2="14.2cm" svg:y2="10.4cm">
          <text:p/>
        </draw:line>
        <draw:custom-shape draw:style-name="gr14" draw:text-style-name="P22" draw:layer="layout" svg:width="3.2cm" svg:height="0.8cm" svg:x="21cm" svg:y="3.8cm">
          <text:p/>
          <draw:enhanced-geometry svg:viewBox="0 0 21600 21600" draw:type="rectangle" draw:enhanced-path="M 0 0 L 21600 0 21600 21600 0 21600 0 0 Z N"/>
        </draw:custom-shape>
        <draw:custom-shape draw:style-name="gr14" draw:text-style-name="P22" draw:layer="layout" svg:width="3.2cm" svg:height="0.8cm" svg:x="21cm" svg:y="4.7cm">
          <text:p/>
          <draw:enhanced-geometry svg:viewBox="0 0 21600 21600" draw:type="rectangle" draw:enhanced-path="M 0 0 L 21600 0 21600 21600 0 21600 0 0 Z N"/>
        </draw:custom-shape>
        <draw:custom-shape draw:style-name="gr15" draw:text-style-name="P23" draw:layer="layout" svg:width="3.2cm" svg:height="0.8cm" svg:x="21cm" svg:y="5.6cm">
          <text:p/>
          <draw:enhanced-geometry svg:viewBox="0 0 21600 21600" draw:type="rectangle" draw:enhanced-path="M 0 0 L 21600 0 21600 21600 0 21600 0 0 Z N"/>
        </draw:custom-shape>
        <draw:custom-shape draw:style-name="gr15" draw:text-style-name="P23" draw:layer="layout" svg:width="3.2cm" svg:height="0.8cm" svg:x="21cm" svg:y="6.5cm">
          <text:p/>
          <draw:enhanced-geometry svg:viewBox="0 0 21600 21600" draw:type="rectangle" draw:enhanced-path="M 0 0 L 21600 0 21600 21600 0 21600 0 0 Z N"/>
        </draw:custom-shape>
        <draw:custom-shape draw:style-name="gr16" draw:text-style-name="P20" draw:layer="layout" svg:width="3.2cm" svg:height="0.8cm" svg:x="21cm" svg:y="7.4cm">
          <text:p/>
          <draw:enhanced-geometry svg:viewBox="0 0 21600 21600" draw:type="rectangle" draw:enhanced-path="M 0 0 L 21600 0 21600 21600 0 21600 0 0 Z N"/>
        </draw:custom-shape>
        <draw:custom-shape draw:style-name="gr17" draw:text-style-name="P20" draw:layer="layout" svg:width="1.6cm" svg:height="0.8cm" svg:x="21cm" svg:y="8.3cm">
          <text:p/>
          <draw:enhanced-geometry svg:viewBox="0 0 21600 21600" draw:type="rectangle" draw:enhanced-path="M 0 0 L 21600 0 21600 21600 0 21600 0 0 Z N"/>
        </draw:custom-shape>
        <draw:custom-shape draw:style-name="gr18" draw:text-style-name="P20" draw:layer="layout" svg:width="1.547cm" svg:height="0.8cm" svg:x="22.653cm" svg:y="8.3cm">
          <text:p/>
          <draw:enhanced-geometry svg:viewBox="0 0 21600 21600" draw:type="rectangle" draw:enhanced-path="M 0 0 L 21600 0 21600 21600 0 21600 0 0 Z N"/>
        </draw:custom-shape>
        <draw:custom-shape draw:style-name="gr19" draw:text-style-name="P24" draw:layer="layout" svg:width="1.6cm" svg:height="0.8cm" svg:x="21cm" svg:y="9.2cm">
          <text:p/>
          <draw:enhanced-geometry svg:viewBox="0 0 21600 21600" draw:type="rectangle" draw:enhanced-path="M 0 0 L 21600 0 21600 21600 0 21600 0 0 Z N"/>
        </draw:custom-shape>
        <draw:custom-shape draw:style-name="gr20" draw:text-style-name="P24" draw:layer="layout" svg:width="1.547cm" svg:height="0.8cm" svg:x="22.653cm" svg:y="9.2cm">
          <text:p/>
          <draw:enhanced-geometry svg:viewBox="0 0 21600 21600" draw:type="rectangle" draw:enhanced-path="M 0 0 L 21600 0 21600 21600 0 21600 0 0 Z N"/>
        </draw:custom-shape>
        <draw:custom-shape draw:style-name="gr21" draw:text-style-name="P25" draw:layer="layout" svg:width="3.2cm" svg:height="0.8cm" svg:x="21cm" svg:y="10.1cm">
          <text:p/>
          <draw:enhanced-geometry svg:viewBox="0 0 21600 21600" draw:type="rectangle" draw:enhanced-path="M 0 0 L 21600 0 21600 21600 0 21600 0 0 Z N"/>
        </draw:custom-shape>
        <draw:custom-shape draw:style-name="gr22" draw:text-style-name="P26" draw:layer="layout" svg:width="1.2cm" svg:height="2cm" svg:x="19.4cm" svg:y="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26" draw:layer="layout" svg:width="1.2cm" svg:height="2cm" draw:transform="rotate (-3.14159265358979) translate (20.606cm 11.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27" draw:layer="layout" svg:width="10cm" svg:height="0.962cm" svg:x="17.8cm" svg:y="2.052cm">
          <draw:text-box>
            <text:p>Plus de valeur. Délivré en priorité.</text:p>
          </draw:text-box>
        </draw:frame>
        <draw:frame draw:style-name="gr23" draw:text-style-name="P27" draw:layer="layout" svg:width="10.1cm" svg:height="0.962cm" svg:x="17.5cm" svg:y="11.8cm">
          <draw:text-box>
            <text:p>Moins de valeur. Délivré plus tard.</text:p>
          </draw:text-box>
        </draw:frame>
        <draw:line draw:style-name="gr24" draw:text-style-name="P20" draw:layer="layout" svg:x1="9.8cm" svg:y1="7.6cm" svg:x2="7.4cm" svg:y2="7.6cm">
          <text:p/>
        </draw:line>
        <draw:line draw:style-name="gr24" draw:text-style-name="P20" draw:layer="layout" svg:x1="19cm" svg:y1="7.6cm" svg:x2="16.6cm" svg:y2="7.6cm">
          <text:p/>
        </draw:line>
        <draw:frame draw:style-name="gr9" draw:text-style-name="P27" draw:layer="layout" svg:width="12.807cm" svg:height="1.673cm" svg:x="1.393cm" svg:y="2.052cm">
          <draw:text-box>
            <text:p>On découpe notre gros projet en petites fonctionnalités délivrables.</text:p>
          </draw:text-box>
        </draw:frame>
        <draw:frame draw:style-name="gr23" draw:text-style-name="P28" draw:layer="layout" svg:width="5.4cm" svg:height="0.962cm" svg:x="1.4cm" svg:y="11.038cm">
          <draw:text-box>
            <text:p text:style-name="P20">Notre projet</text:p>
          </draw:text-box>
        </draw:frame>
        <draw:frame draw:style-name="gr9" draw:text-style-name="P28" draw:layer="layout" svg:width="5.4cm" svg:height="1.673cm" svg:x="10.4cm" svg:y="11.038cm">
          <draw:text-box>
            <text:p text:style-name="P20">On le découpe en tâches</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3T1">
        <office:forms form:automatic-focus="false" form:apply-design-mode="false"/>
        <draw:frame presentation:style-name="pr13" draw:text-style-name="P29" draw:layer="layout" svg:width="26.924cm" svg:height="4.966cm" svg:x="0.538cm" svg:y="5.392cm" presentation:class="title" presentation:user-transformed="true">
          <draw:text-box>
            <text:p text:style-name="P20"><text:span text:style-name="T14">Cette logique de livraison progressive et hierarchisée n’est pas propre à SCRUM</text:span></text:p>
          </draw:text-box>
        </draw:frame>
        <draw:custom-shape draw:style-name="gr6" draw:text-style-name="P10" draw:layer="layout" svg:width="1.147cm" svg:height="4.064cm" draw:transform="rotate (1.5707963267949) translate (24.133cm 0.93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item>
                <text:p><text:span text:style-name="T12"><text:a xlink:href="https://fr.wikipedia.org/wiki/Scaled_agile_framework" xlink:type="simple">https://fr.wikipedia.org/wiki/Scaled_agile_framework</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7">Trois piliers empiriques :</text:span></text:p>
                <text:list>
                  <text:list-item>
                    <text:p text:style-name="P1"><text:span text:style-name="T7">Transparence</text:span></text:p>
                  </text:list-item>
                  <text:list-item>
                    <text:p text:style-name="P1"><text:span text:style-name="T7">Inspection</text:span></text:p>
                  </text:list-item>
                  <text:list-item>
                    <text:p text:style-name="P1"><text:span text:style-name="T7">Adaptation</text:span></text:p>
                  </text:list-item>
                </text:list>
              </text:list-item>
              <text:list-item>
                <text:p text:style-name="P1"><text:span text:style-name="T7">N’est pas forcément adapté pour les équipes de plus de 10 personnes</text:span></text:p>
                <text:list>
                  <text:list-item>
                    <text:p text:style-name="P1"><text:span text:style-name="T7">Préférer SAFe ou LeSS</text:span></text:p>
                  </text:list-item>
                </text:list>
              </text:list-item>
            </text:list>
          </draw:text-box>
        </draw:frame>
        <draw:custom-shape draw:style-name="gr10" draw:text-style-name="P17"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5" draw:text-style-name="P13" draw:layer="layout" svg:width="26.06cm" svg:height="10.849cm" svg:x="1.2cm" svg:y="2.2cm" presentation:class="outline" presentation:user-transformed="true">
          <draw:text-box>
            <text:list text:style-name="L2">
              <text:list-item>
                <text:p text:style-name="P12"><text:span text:style-name="T7">C'est trois composantes :</text:span></text:p>
                <text:list>
                  <text:list-item>
                    <text:p text:style-name="P1"><text:span text:style-name="T7">Des évènements / rituels</text:span></text:p>
                  </text:list-item>
                  <text:list-item>
                    <text:p text:style-name="P1"><text:span text:style-name="T7">Une équipe avec trois rôles précis</text:span></text:p>
                  </text:list-item>
                  <text:list-item>
                    <text:p text:style-name="P1"><text:span text:style-name="T7">Un backlog</text:span></text:p>
                  </text:list-item>
                </text:list>
              </text:list-item>
            </text:list>
          </draw:text-box>
        </draw:frame>
        <draw:custom-shape draw:style-name="gr10" draw:text-style-name="P17"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crum_(développement)" xlink:type="simple">https://fr.wikipedia.org/wiki/Scrum_(d%C3%A9veloppement)</text:a></text:span></text:p>
              </text:list-item>
              <text:list-item>
                <text:p text:style-name="P18"><text:span text:style-name="T16"><text:a xlink:href="https://www.youtube.com/watch?v=kZx_vrMZxGk" xlink:type="simple">https://www.youtube.com/watch?v=kZx_vrMZxGk</text:a></text:span><text:span text:style-name="T16"><text:s/></text:span><text:span text:style-name="T12">- Moins de 10 minutes</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L'équipe SCRUM – Trois rôles</text:span></text:p>
          </draw:text-box>
        </draw:frame>
        <draw:frame presentation:style-name="pr16" draw:text-style-name="P13" draw:layer="layout" svg:width="26.06cm" svg:height="10.849cm" svg:x="1.37cm" svg:y="2.295cm" presentation:class="outline" presentation:user-transformed="true">
          <draw:text-box>
            <text:list text:style-name="L2">
              <text:list-item>
                <text:p text:style-name="P12"><text:span text:style-name="T7">Product Owner (PO)</text:span></text:p>
              </text:list-item>
              <text:list-item>
                <text:p text:style-name="P12"><text:span text:style-name="T7">Développeurs (Dev Team)</text:span></text:p>
              </text:list-item>
              <text:list-item>
                <text:p text:style-name="P12"><text:span text:style-name="T7">Scrum Master (SM)</text:span></text:p>
              </text:list-item>
            </text:list>
          </draw:text-box>
        </draw:frame>
        <draw:custom-shape draw:style-name="gr8" draw:text-style-name="P17"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3T1">
        <office:forms form:automatic-focus="false" form:apply-design-mode="false"/>
        <draw:frame presentation:style-name="pr17" draw:text-style-name="P30" draw:layer="layout" svg:width="26.924cm" svg:height="3.311cm" svg:x="0.538cm" svg:y="6.22cm" presentation:class="title" presentation:user-transformed="true">
          <draw:text-box>
            <text:p text:style-name="P20"><text:span text:style-name="T17">Toute l'équipe doit être au même endroit</text:span></text:p>
          </draw:text-box>
        </draw:frame>
        <draw:custom-shape draw:style-name="gr25" draw:text-style-name="P17" draw:layer="layout" svg:width="1.147cm" svg:height="4.064cm" draw:transform="rotate (1.5707963267949) translate (-0.6cm 0.9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6" draw:text-style-name="P31" draw:layer="layout" svg:width="1.642cm" svg:height="10.899cm" draw:transform="rotate (-3.14159265358979) translate (28.4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6" draw:style-name="dp1" draw:master-page-name="Default" presentation:presentation-page-layout-name="AL3T1">
        <office:forms form:automatic-focus="false" form:apply-design-mode="false"/>
        <draw:frame presentation:style-name="pr18" draw:text-style-name="P30" draw:layer="layout" svg:width="26.924cm" svg:height="3.799cm" svg:x="0.538cm" svg:y="5.976cm" presentation:class="title" presentation:user-transformed="true">
          <draw:text-box>
            <text:p text:style-name="P20"><text:span text:style-name="T17">L'équipe n'a pas de hiérarchie.</text:span><text:span text:style-name="T17"><text:line-break/></text:span><text:span text:style-name="T17">Elle forme une groupe, tout le monde peut y donner son avis</text:span></text:p>
          </draw:text-box>
        </draw:frame>
        <draw:custom-shape draw:style-name="gr27" draw:text-style-name="P17" draw:layer="layout" svg:width="1.147cm" svg:height="4.064cm" draw:transform="rotate (1.5707963267949) translate (-0.6cm 0.9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31" draw:layer="layout" svg:width="1.642cm" svg:height="10.899cm" draw:transform="rotate (-3.14159265358979) translate (28.4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10">Représente</text:span><text:span text:style-name="T7"> le client au sein de l'équipe</text:span></text:p>
                <text:list>
                  <text:list-item>
                    <text:p text:style-name="P1"><text:span text:style-name="T7">Peut ne pas être un employé du client</text:span></text:p>
                  </text:list-item>
                  <text:list-item>
                    <text:p text:style-name="P1"><text:span text:style-name="T7">Responsable auprès du client</text:span></text:p>
                  </text:list-item>
                </text:list>
              </text:list-item>
              <text:list-item>
                <text:p text:style-name="P1"><text:span text:style-name="T7">Fait le lien entre l'équipe et le client</text:span></text:p>
                <text:list>
                  <text:list-item>
                    <text:p text:style-name="P1"><text:span text:style-name="T7">Récupère les besoins du client</text:span></text:p>
                  </text:list-item>
                  <text:list-item>
                    <text:p text:style-name="P1"><text:span text:style-name="T7">Communique les retours utilisateurs</text:span></text:p>
                  </text:list-item>
                </text:list>
              </text:list-item>
            </text:list>
          </draw:text-box>
        </draw:frame>
        <draw:custom-shape draw:style-name="gr8" draw:text-style-name="P17"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20" draw:text-style-name="P13" draw:layer="layout" svg:width="26.06cm" svg:height="9.705cm" svg:x="1.37cm" svg:y="2.295cm" presentation:class="outline" presentation:user-transformed="true">
          <draw:text-box>
            <text:list text:style-name="L2">
              <text:list-item>
                <text:p text:style-name="P12"><text:span text:style-name="T10">Ce n'est pas un chef de projet</text:span></text:p>
              </text:list-item>
              <text:list-item>
                <text:p text:style-name="P12"><text:span text:style-name="T7">Priorise et gère le </text:span><text:span text:style-name="T18">backlog</text:span></text:p>
                <text:list>
                  <text:list-item>
                    <text:p text:style-name="P1"><text:span text:style-name="T7">Backlog : liste de fonctionnalités à réaliser</text:span></text:p>
                  </text:list-item>
                </text:list>
              </text:list-item>
              <text:list-item>
                <text:p text:style-name="P12"><text:span text:style-name="T10">Maximise</text:span><text:span text:style-name="T7"> la valeur du produit</text:span></text:p>
                <text:list>
                  <text:list-item>
                    <text:p text:style-name="P1"><text:span text:style-name="T7">Ce que l'équipe produit doit être utile</text:span></text:p>
                  </text:list-item>
                </text:list>
                <text:p text:style-name="P12"><text:span text:style-name="T7"/></text:p>
              </text:list-item>
            </text:list>
          </draw:text-box>
        </draw:frame>
        <draw:custom-shape draw:style-name="gr8" draw:text-style-name="P17"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21" draw:text-style-name="P13" draw:layer="layout" svg:width="26.06cm" svg:height="6.705cm" svg:x="1.37cm" svg:y="2.295cm" presentation:class="outline" presentation:user-transformed="true">
          <draw:text-box>
            <text:list text:style-name="L2">
              <text:list-item>
                <text:p text:style-name="P12"><text:span text:style-name="T7">Est à l'écoute des développeurs</text:span></text:p>
                <text:list>
                  <text:list-item>
                    <text:p text:style-name="P1"><text:span text:style-name="T7">Préférable d'avoir des compétences techniques</text:span></text:p>
                  </text:list-item>
                </text:list>
              </text:list-item>
              <text:list-item>
                <text:p text:style-name="P1"><text:span text:style-name="T19"><text:s/></text:span><text:span text:style-name="T10">Définit / Porte une </text:span><text:span text:style-name="T20">vision du produit </text:span></text:p>
              </text:list-item>
            </text:list>
          </draw:text-box>
        </draw:frame>
        <draw:custom-shape draw:style-name="gr10" draw:text-style-name="P17"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7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Vision produit</text:span></text:p>
          </draw:text-box>
        </draw:frame>
        <draw:frame presentation:style-name="pr22" draw:text-style-name="P13" draw:layer="layout" svg:width="26.06cm" svg:height="6.705cm" svg:x="1.37cm" svg:y="2.295cm" presentation:class="outline" presentation:user-transformed="true">
          <draw:text-box>
            <text:list text:style-name="L2">
              <text:list-item>
                <text:p text:style-name="P12"><text:span text:style-name="T7">Définit la raison d’être du produit</text:span></text:p>
              </text:list-item>
              <text:list-item>
                <text:p text:style-name="P12"><text:span text:style-name="T7">Définit la raison pour laquelle vous travaillez</text:span></text:p>
                <text:list>
                  <text:list-item>
                    <text:p text:style-name="P1"><text:span text:style-name="T7">Motive l’équipe</text:span></text:p>
                  </text:list-item>
                </text:list>
              </text:list-item>
              <text:list-item>
                <text:p text:style-name="P12"><text:span text:style-name="T7">Définit l’objectif final de votre projet</text:span></text:p>
              </text:list-item>
              <text:list-item>
                <text:p text:style-name="P12"><text:span text:style-name="T7">Aide le product owner à prioriser les choses</text:span></text:p>
              </text:list-item>
            </text:list>
          </draw:text-box>
        </draw:frame>
        <draw:custom-shape draw:style-name="gr29" draw:text-style-name="P32" draw:layer="layout" svg:width="1.05cm" svg:height="7.281cm" draw:transform="rotate (-1.5707963267949) translate (6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53cm" svg:y="13.6cm">
          <draw:text-box>
            <text:p text:style-name="P18"><text:span text:style-name="T11">Source(s) :</text:span></text:p>
            <text:list text:style-name="L1">
              <text:list-item>
                <text:p><text:span text:style-name="T12"><text:a xlink:href="https://www.youtube.com/watch?v=5gOxSjWiVPc" xlink:type="simple">https://www.youtube.com/watch?v=5gOxSjWiVPc</text:a></text:span><text:span text:style-name="T12"><text:s/>- Moins de 20 minutes</text:span></text:p>
              </text:list-item>
              <text:list-item>
                <text:p><text:span text:style-name="T12"><text:a xlink:href="https://www.romanpichler.com/blog/tips-for-writing-compelling-product-vision/" xlink:type="simple">https://www.romanpichler.com/blog/tips-for-writing-compelling-product-vision/</text:a></text:span><text:span text:style-name="T12"><text:s/>- anglais</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custom-shape draw:style-name="gr10" draw:text-style-name="P17"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draw:style-name="gr2" draw:text-style-name="P21" draw:layer="layout" svg:width="9.584cm" svg:height="15.379cm" svg:x="18.016cm" svg:y="0.2cm">
          <draw:image xlink:href="Pictures/10000000000001C2000002D2929CCF57D04A59A3.png" xlink:type="simple" xlink:show="embed" xlink:actuate="onLoad" draw:mime-type="image/png">
            <text:p/>
          </draw:image>
        </draw:frame>
        <draw:frame presentation:style-name="pr23" draw:text-style-name="P13" draw:layer="layout" svg:width="15.03cm" svg:height="9.705cm" svg:x="1.37cm" svg:y="2.296cm" presentation:class="outline" presentation:user-transformed="true">
          <draw:text-box>
            <text:p text:style-name="P12"><text:span text:style-name="T7">Un bon PO évite ce genre de problème.</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24" draw:text-style-name="P13" draw:layer="layout" svg:width="26.06cm" svg:height="10.849cm" svg:x="1.37cm" svg:y="2.295cm" presentation:class="outline" presentation:user-transformed="true">
          <draw:text-box>
            <text:list text:style-name="L2">
              <text:list-item>
                <text:p text:style-name="P12"><text:span text:style-name="T7">Développent et délivrent un produit (de qualité)</text:span></text:p>
              </text:list-item>
              <text:list-item>
                <text:p text:style-name="P12"><text:span text:style-name="T20">Ne codent pas forcément</text:span></text:p>
              </text:list-item>
              <text:list-item>
                <text:p text:style-name="P12"><text:span text:style-name="T7">Possèdent une affinité dans un ou plusieurs domaines :</text:span></text:p>
                <text:list>
                  <text:list-item>
                    <text:p text:style-name="P1"><text:span text:style-name="T7">Graphiste, UX design, testeur, développement…</text:span></text:p>
                  </text:list-item>
                </text:list>
                <text:p text:style-name="P1"><text:span text:style-name="T21"/></text:p>
              </text:list-item>
            </text:list>
          </draw:text-box>
        </draw:frame>
        <draw:custom-shape draw:style-name="gr30" draw:text-style-name="P3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25" draw:text-style-name="P13" draw:layer="layout" svg:width="26.06cm" svg:height="10.849cm" svg:x="1.37cm" svg:y="2.295cm" presentation:class="outline" presentation:user-transformed="true">
          <draw:text-box>
            <text:list text:style-name="L2">
              <text:list-item>
                <text:p text:style-name="P12"><text:span text:style-name="T7">Travaillent </text:span><text:span text:style-name="T10">ensemble</text:span></text:p>
              </text:list-item>
              <text:list-item>
                <text:p text:style-name="P12"><text:span text:style-name="T7">Des membres peuvent être temporaires</text:span></text:p>
                <text:list>
                  <text:list-item>
                    <text:p text:style-name="P1"><text:span text:style-name="T7">On les appelle "experts"</text:span></text:p>
                  </text:list-item>
                </text:list>
              </text:list-item>
              <text:list-item>
                <text:p text:style-name="P12"><text:span text:style-name="T7">Sont responsables du produit</text:span></text:p>
                <text:list>
                  <text:list-item>
                    <text:p text:style-name="P1"><text:span text:style-name="T7">En cas d'erreur, ils doivent savoir où ça a échoué (et pourquoi)</text:span></text:p>
                  </text:list-item>
                </text:list>
              </text:list-item>
            </text:list>
          </draw:text-box>
        </draw:frame>
        <draw:custom-shape draw:style-name="gr30" draw:text-style-name="P3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4"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6" draw:text-style-name="P33" draw:layer="layout" svg:width="26.06cm" svg:height="9.105cm" svg:x="1.37cm" svg:y="2.295cm" presentation:class="outline" presentation:user-transformed="true">
          <draw:text-box>
            <text:list text:style-name="L2">
              <text:list-item>
                <text:p text:style-name="P12"><text:span text:style-name="T10">Ordonne mais ne donne pas d'ordres</text:span></text:p>
              </text:list-item>
              <text:list-item>
                <text:p text:style-name="P12"><text:span text:style-name="T10">Ce n'est pas un chef de projet</text:span></text:p>
                <text:list>
                  <text:list-item>
                    <text:p text:style-name="P1"><text:span text:style-name="T7">Ni le secrétaire</text:span></text:p>
                  </text:list-item>
                </text:list>
              </text:list-item>
              <text:list-item>
                <text:p text:style-name="P1"><text:span text:style-name="T7">Aide l'équipe à débloquer certains problèmes</text:span></text:p>
                <text:p text:style-name="P12"><text:span text:style-name="T7"/></text:p>
              </text:list-item>
            </text:list>
          </draw:text-box>
        </draw:frame>
        <draw:custom-shape draw:style-name="gr31" draw:text-style-name="P34"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5"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7" draw:text-style-name="P13" draw:layer="layout" svg:width="26.06cm" svg:height="9.105cm" svg:x="1.37cm" svg:y="2.295cm" presentation:class="outline" presentation:user-transformed="true">
          <draw:text-box>
            <text:list text:style-name="L2">
              <text:list-item>
                <text:p text:style-name="P12"><text:span text:style-name="T7">Supervise l’équipe dans l’application de SCRUM</text:span></text:p>
              </text:list-item>
              <text:list-item>
                <text:p text:style-name="P12"><text:span text:style-name="T7">Sa présence n’est pas obligatoire à tous les rituels de SCRUM</text:span></text:p>
                <text:p text:style-name="P12"><text:span text:style-name="T7"/></text:p>
              </text:list-item>
            </text:list>
          </draw:text-box>
        </draw:frame>
        <draw:custom-shape draw:style-name="gr32" draw:text-style-name="P34"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6"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8" draw:text-style-name="P33" draw:layer="layout" svg:width="26.06cm" svg:height="10.849cm" svg:x="1.37cm" svg:y="2.295cm" presentation:class="outline" presentation:user-transformed="true">
          <draw:text-box>
            <text:list text:style-name="L2">
              <text:list-item>
                <text:p text:style-name="P12"><text:span text:style-name="T10">N'est pas là pour rendre compte aux chefs</text:span></text:p>
                <text:list>
                  <text:list-item>
                    <text:p text:style-name="P1"><text:span text:style-name="T7">Retard, absences…</text:span></text:p>
                  </text:list-item>
                  <text:list-item>
                    <text:p text:style-name="P1"><text:span text:style-name="T7">Ce n'est pas un rapporteur</text:span></text:p>
                  </text:list-item>
                </text:list>
              </text:list-item>
              <text:list-item>
                <text:p text:style-name="P12"><text:span text:style-name="T7">Facilite à la mise en place de SCRUM dans l'équipe</text:span></text:p>
                <text:list>
                  <text:list-item>
                    <text:p text:style-name="P1"><text:span text:style-name="T7">Possède une forte connaissance de SCRUM</text:span></text:p>
                  </text:list-item>
                  <text:list-item>
                    <text:p text:style-name="P1"><text:span text:style-name="T7">Anime les rituels de SCRUM</text:span></text:p>
                  </text:list-item>
                </text:list>
              </text:list-item>
            </text:list>
          </draw:text-box>
        </draw:frame>
        <draw:custom-shape draw:style-name="gr32" draw:text-style-name="P34"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7"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9" draw:text-style-name="P13" draw:layer="layout" svg:width="26.06cm" svg:height="1.705cm" svg:x="1.37cm" svg:y="2.295cm" presentation:class="outline" presentation:user-transformed="true">
          <draw:text-box>
            <text:list text:style-name="L2">
              <text:list-item>
                <text:p text:style-name="P12"><text:span text:style-name="T7">Ce n'est pas un animateur de colonie</text:span></text:p>
              </text:list-item>
            </text:list>
          </draw:text-box>
        </draw:frame>
        <draw:custom-shape draw:style-name="gr32" draw:text-style-name="P34"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3" draw:text-style-name="P35" draw:layer="layout" svg:width="26.239cm" svg:height="5.94cm" svg:x="0.881cm" svg:y="4.46cm">
          <draw:text-box>
            <text:p><text:span text:style-name="T7">Certains Scrum Master essayent de rendre </text:span><text:span text:style-name="T22">funs </text:span><text:span text:style-name="T23">tous les rituels… si l'équipe n’adhère pas, il ne doit pas insister. C'est le meilleur moyen de se faire dégager.</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custom-shape draw:style-name="gr32" draw:text-style-name="P34"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4" draw:text-style-name="P21" draw:layer="layout" svg:width="22.794cm" svg:height="11.621cm" svg:x="2.603cm" svg:y="1.8cm">
          <draw:image xlink:href="Pictures/10000001000009F400000513EBE9BF888100ABA1.png" xlink:type="simple" xlink:show="embed" xlink:actuate="onLoad" draw:mime-type="image/png">
            <text:p/>
          </draw:image>
        </draw:frame>
        <draw:frame presentation:style-name="pr30" draw:text-style-name="P36" draw:layer="layout" svg:width="26.924cm" svg:height="1.565cm" svg:x="0.538cm" svg:y="13.6cm" presentation:class="title" presentation:user-transformed="true">
          <draw:text-box>
            <text:p text:style-name="P20"><text:span text:style-name="T24">C'est marrant à lire, mais pas forcément à vivre pour l'auteur</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3T1">
        <office:forms form:automatic-focus="false" form:apply-design-mode="false"/>
        <draw:frame presentation:style-name="pr31" draw:text-style-name="P30" draw:layer="layout" svg:width="26.924cm" svg:height="2.58cm" svg:x="0.538cm" svg:y="6.585cm" presentation:class="title" presentation:user-transformed="true">
          <draw:text-box>
            <text:p text:style-name="P20"><text:span text:style-name="T17">Dans une équipe (très) organisée, le Scrum Master peut être roulant voire ne plus être présent</text:span></text:p>
          </draw:text-box>
        </draw:frame>
        <draw:custom-shape draw:style-name="gr35" draw:text-style-name="P37" draw:layer="layout" svg:width="1.147cm" svg:height="4.064cm" draw:transform="rotate (-3.14159265358979) translate (28.147cm 3.464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custom-shape draw:style-name="gr36" draw:text-style-name="P38" draw:layer="layout" svg:width="1.642cm" svg:height="10.899cm" draw:transform="rotate (-3.14159265358979) translate (1cm 16.0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0" draw:style-name="dp1" draw:master-page-name="Default" presentation:presentation-page-layout-name="AL1T0">
        <office:forms form:automatic-focus="false" form:apply-design-mode="false"/>
        <draw:custom-shape draw:style-name="gr37" draw:text-style-name="P17" draw:layer="layout" svg:width="1.64cm" svg:height="14.531cm" draw:transform="rotate (-1.5707963267949) translate (29.16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8" draw:text-style-name="P39"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25">Point Professionnel – Je suis </text:span><text:span text:style-name="T26">Scrum Master</text:span><text:span text:style-name="T25">...</text:span></text:p>
          </draw:text-box>
        </draw:frame>
        <draw:frame presentation:style-name="pr32" draw:text-style-name="P40" draw:layer="layout" svg:width="26.83cm" svg:height="7.505cm" svg:x="1.37cm" svg:y="2.295cm" presentation:class="outline" presentation:user-transformed="true">
          <draw:text-box>
            <text:list text:style-name="L2">
              <text:list-item>
                <text:p><text:span text:style-name="T27">Métier "à la mode"</text:span></text:p>
                <text:list>
                  <text:list-item>
                    <text:p><text:span text:style-name="T27">Beaucoup d'imposteurs →Plombent les équipes</text:span></text:p>
                  </text:list-item>
                </text:list>
              </text:list-item>
              <text:list-item>
                <text:p><text:span text:style-name="T27">Les entreprises ne connaissant pas SCRUM, recrutent un peu n'importe qui</text:span></text:p>
                <text:list>
                  <text:list-item>
                    <text:p><text:span text:style-name="T27">La crise de la COVID a ralenti la tendance</text:span></text:p>
                  </text:list-item>
                </text:list>
              </text:list-item>
            </text:list>
          </draw:text-box>
        </draw:frame>
        <draw:frame draw:style-name="gr39" draw:text-style-name="P19" draw:layer="layout" svg:width="25.147cm" svg:height="2.147cm" svg:x="1.016cm" svg:y="13.306cm">
          <draw:text-box>
            <text:p text:style-name="P18"><text:span text:style-name="T11">Source(s) :</text:span></text:p>
            <text:list text:style-name="L1">
              <text:list-item>
                <text:p><text:span text:style-name="T28"><text:a xlink:href="https://www.youtube.com/watch?v=JRsTlvxXMtM" xlink:type="simple">https://www.youtube.com/watch?v=JRsTlvxXMtM</text:a></text:span></text:p>
              </text:list-item>
              <text:list-item>
                <text:p><text:span text:style-name="T28"><text:a xlink:href="https://jp-lambert.me/comment-dénicher-le-faux-scrum-agile-en-entretien-1c8586fdcfe2" xlink:type="simple">https://jp-lambert.me/comment-d%C3%A9nicher-le-faux-scrum-agile-en-entretien-1c8586fdcfe2</text:a></text:span></text:p>
              </text:list-item>
              <text:list-item>
                <text:p><text:span text:style-name="T28"><text:a xlink:href="https://www.youtube.com/watch?v=Oqy_JobzJ3Y" xlink:type="simple">https://www.youtube.com/watch?v=Oqy_JobzJ3Y</text:a></text:span></text:p>
              </text:list-item>
            </text:list>
          </draw:text-box>
        </draw:frame>
        <presentation:notes draw:style-name="dp2">
          <draw:page-thumbnail draw:style-name="gr3" draw:layer="layout" svg:width="13.586cm" svg:height="11.136cm" svg:x="3.703cm" svg:y="2.252cm" draw:page-number="30" presentation:class="page"/>
          <draw:frame presentation:style-name="pr33" draw:text-style-name="P41"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37" draw:text-style-name="P17" draw:layer="layout" svg:width="1.64cm" svg:height="14.531cm" draw:transform="rotate (-1.5707963267949) translate (29.16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8" draw:text-style-name="P39"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25">Point Professionnel – Je suis Scrum Master...</text:span></text:p>
          </draw:text-box>
        </draw:frame>
        <draw:frame presentation:style-name="pr34" draw:text-style-name="P40" draw:layer="layout" svg:width="25.806cm" svg:height="8.705cm" svg:x="1.37cm" svg:y="2.295cm" presentation:class="outline" presentation:user-transformed="true">
          <draw:text-box>
            <text:list text:style-name="L2">
              <text:list-item>
                <text:p><text:span text:style-name="T27">La non lecture du SCRUM guide peut être un signe pour détecter un imposteur</text:span></text:p>
              </text:list-item>
              <text:list-item>
                <text:p><text:span text:style-name="T27">Est parfois un ancien chef de projet traditionnel</text:span></text:p>
                <text:list>
                  <text:list-item>
                    <text:p><text:span text:style-name="T27">Refuse de changer ses anciennes méthodes</text:span></text:p>
                  </text:list-item>
                </text:list>
              </text:list-item>
            </text:list>
          </draw:text-box>
        </draw:frame>
        <draw:frame draw:style-name="gr39" draw:text-style-name="P19" draw:layer="layout" svg:width="25.147cm" svg:height="2.147cm" svg:x="1.016cm" svg:y="13.306cm">
          <draw:text-box>
            <text:p text:style-name="P18"><text:span text:style-name="T11">Source(s) :</text:span></text:p>
            <text:list text:style-name="L1">
              <text:list-item>
                <text:p><text:span text:style-name="T28"><text:a xlink:href="https://www.youtube.com/watch?v=JRsTlvxXMtM" xlink:type="simple">https://www.youtube.com/watch?v=JRsTlvxXMtM</text:a></text:span></text:p>
              </text:list-item>
              <text:list-item>
                <text:p><text:span text:style-name="T28"><text:a xlink:href="https://jp-lambert.me/comment-dénicher-le-faux-scrum-agile-en-entretien-1c8586fdcfe2" xlink:type="simple">https://jp-lambert.me/comment-d%C3%A9nicher-le-faux-scrum-agile-en-entretien-1c8586fdcfe2</text:a></text:span></text:p>
              </text:list-item>
              <text:list-item>
                <text:p><text:span text:style-name="T28"><text:a xlink:href="https://www.youtube.com/watch?v=Oqy_JobzJ3Y" xlink:type="simple">https://www.youtube.com/watch?v=Oqy_JobzJ3Y</text:a></text:span></text:p>
              </text:list-item>
            </text:list>
          </draw:text-box>
        </draw:frame>
        <presentation:notes draw:style-name="dp2">
          <draw:page-thumbnail draw:style-name="gr3" draw:layer="layout" svg:width="13.586cm" svg:height="11.136cm" svg:x="3.703cm" svg:y="2.252cm" draw:page-number="31" presentation:class="page"/>
          <draw:frame presentation:style-name="pr35" draw:text-style-name="P41"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3T1">
        <office:forms form:automatic-focus="false" form:apply-design-mode="false"/>
        <draw:frame presentation:style-name="pr31" draw:text-style-name="P30" draw:layer="layout" svg:width="26.924cm" svg:height="2.58cm" svg:x="0.538cm" svg:y="6.585cm" presentation:class="title" presentation:user-transformed="true">
          <draw:text-box>
            <text:p text:style-name="P20"><text:span text:style-name="T17">Votre connaissance de SCRUM permet de débusquer un imposteur. Pensez-y.</text:span></text:p>
          </draw:text-box>
        </draw:frame>
        <draw:custom-shape draw:style-name="gr40" draw:text-style-name="P42" draw:layer="layout" svg:width="1.147cm" svg:height="10.197cm" draw:transform="rotate (1.5707963267949) translate (18.759cm 0.9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1" draw:text-style-name="P43" draw:layer="layout" svg:width="1.642cm" svg:height="10.899cm" draw:transform="rotate (-3.14159265358979) translate (1.4cm 16.05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3" draw:style-name="dp1" draw:master-page-name="Default" presentation:presentation-page-layout-name="AL3T1">
        <office:forms form:automatic-focus="false" form:apply-design-mode="false"/>
        <draw:frame presentation:style-name="pr31" draw:text-style-name="P30" draw:layer="layout" svg:width="26.924cm" svg:height="2.58cm" svg:x="0.538cm" svg:y="6.585cm" presentation:class="title" presentation:user-transformed="true">
          <draw:text-box>
            <text:p text:style-name="P20"><text:span text:style-name="T17">Les rôles sont connus, voyons comment l'équipe SCRUM travaille</text:span></text:p>
          </draw:text-box>
        </draw:frame>
        <draw:custom-shape draw:style-name="gr42" draw:text-style-name="P44" draw:layer="layout" svg:width="1.147cm" svg:height="4.064cm" draw:transform="rotate (1.5707963267949) translate (24.133cm 0.9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3" draw:text-style-name="P45" draw:layer="layout" svg:width="1.642cm" svg:height="10.899cm" draw:transform="rotate (-3.14159265358979) translate (28.0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text:span></text:p>
          </draw:text-box>
        </draw:frame>
        <draw:frame presentation:style-name="pr36" draw:text-style-name="P13" draw:layer="layout" svg:width="26.06cm" svg:height="10.849cm" svg:x="1.37cm" svg:y="2.295cm" presentation:class="outline" presentation:user-transformed="true">
          <draw:text-box>
            <text:list text:style-name="L2">
              <text:list-item>
                <text:p text:style-name="P12"><text:span text:style-name="T7">Unité de temps de travail pour l'équipe</text:span></text:p>
                <text:list>
                  <text:list-item>
                    <text:p text:style-name="P1"><text:span text:style-name="T7">Dure entre 1 et 4 semaines</text:span></text:p>
                  </text:list-item>
                </text:list>
              </text:list-item>
              <text:list-item>
                <text:p text:style-name="P1"><text:span text:style-name="T7">S'enchaînent jusqu'à la fin du projet</text:span></text:p>
              </text:list-item>
              <text:list-item>
                <text:p text:style-name="P1"><text:span text:style-name="T7">Durée définie en équipe et peut changer au fil du projet</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8</text:span></text:p>
              </text:list-item>
              <text:list-item>
                <text:p><text:span text:style-name="T12"><text:a xlink:href="https://www.youtube.com/watch?v=XWbIaqqTPDU" xlink:type="simple">https://www.youtube.com/watch?v=XWbIaqqTPDU</text:a></text:span></text:p>
              </text:list-item>
            </text:list>
          </draw:text-box>
        </draw:frame>
        <draw:custom-shape draw:style-name="gr44" draw:text-style-name="P46" draw:layer="layout" svg:width="2.538cm" svg:height="13.757cm" draw:transform="rotate (-3.14159265358979) translate (1.018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5" draw:text-style-name="P47" draw:layer="layout" svg:width="8.15cm" svg:height="2.285cm" draw:transform="rotate (1.5707963267949) translate (26.601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text:span></text:p>
          </draw:text-box>
        </draw:frame>
        <draw:frame presentation:style-name="pr37" draw:text-style-name="P13" draw:layer="layout" svg:width="26.06cm" svg:height="10.849cm" svg:x="1.37cm" svg:y="2.295cm" presentation:class="outline" presentation:user-transformed="true">
          <draw:text-box>
            <text:list text:style-name="L2">
              <text:list-item>
                <text:p text:style-name="P12"><text:span text:style-name="T7">Termine par un incrément de produit </text:span></text:p>
                <text:list>
                  <text:list-item>
                    <text:p text:style-name="P1"><text:span text:style-name="T7">Montré lors du </text:span><text:span text:style-name="T29">sprint review</text:span></text:p>
                  </text:list-item>
                </text:list>
              </text:list-item>
              <text:list-item>
                <text:p text:style-name="P1"><text:span text:style-name="T7">Commence par le </text:span><text:span text:style-name="T30">sprint planning</text:span></text:p>
              </text:list-item>
            </text:list>
          </draw:text-box>
        </draw:frame>
        <draw:custom-shape draw:style-name="gr46" draw:text-style-name="P46" draw:layer="layout" svg:width="2.538cm" svg:height="13.757cm" draw:transform="rotate (-3.14159265358979) translate (1.018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7" draw:text-style-name="P47" draw:layer="layout" svg:width="8.15cm" svg:height="2.285cm" draw:transform="rotate (1.5707963267949) translate (26.601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8</text:span></text:p>
              </text:list-item>
              <text:list-item>
                <text:p><text:span text:style-name="T12"><text:a xlink:href="https://www.youtube.com/watch?v=XWbIaqqTPDU" xlink:type="simple">https://www.youtube.com/watch?v=XWbIaqqTPDU</text:a></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38" draw:text-style-name="P13" draw:layer="layout" svg:width="26.06cm" svg:height="9.505cm" svg:x="1.37cm" svg:y="2.295cm" presentation:class="outline" presentation:user-transformed="true">
          <draw:text-box>
            <text:list text:style-name="L2">
              <text:list-item>
                <text:p text:style-name="P12"><text:span text:style-name="T7">Commence chaque sprint</text:span></text:p>
              </text:list-item>
              <text:list-item>
                <text:p text:style-name="P12"><text:span text:style-name="T7">Réunion où est définit le </text:span><text:span text:style-name="T31">sprint backlog</text:span></text:p>
                <text:list>
                  <text:list-item>
                    <text:p text:style-name="P1"><text:span text:style-name="T7">La liste des choses à faire</text:span></text:p>
                  </text:list-item>
                </text:list>
              </text:list-item>
            </text:list>
          </draw:text-box>
        </draw:frame>
        <draw:frame draw:style-name="gr9" draw:text-style-name="P48"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48"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9" draw:text-style-name="P49"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39" draw:text-style-name="P13" draw:layer="layout" svg:width="26.06cm" svg:height="9.505cm" svg:x="1.37cm" svg:y="2.295cm" presentation:class="outline" presentation:user-transformed="true">
          <draw:text-box>
            <text:list text:style-name="L2">
              <text:list-item>
                <text:p text:style-name="P12"><text:span text:style-name="T7">Les membres de l'équipe choisissent ce qu'ils veulent faire</text:span></text:p>
                <text:list>
                  <text:list-item>
                    <text:p text:style-name="P1"><text:span text:style-name="T7">Pas de chef pour assigner une tâche</text:span></text:p>
                  </text:list-item>
                </text:list>
              </text:list-item>
              <text:list-item>
                <text:p text:style-name="P12"><text:span text:style-name="T7">Définit l'</text:span><text:span text:style-name="T32">objectif du sprint</text:span></text:p>
                <text:list>
                  <text:list-item>
                    <text:p text:style-name="P1"><text:span text:style-name="T7">Permet à l'équipe de savoir où elle va</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50"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9" draw:text-style-name="P49"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3T1">
        <office:forms form:automatic-focus="false" form:apply-design-mode="false"/>
        <draw:frame presentation:style-name="pr31" draw:text-style-name="P30" draw:layer="layout" svg:width="26.924cm" svg:height="2.58cm" svg:x="0.538cm" svg:y="6.585cm" presentation:class="title" presentation:user-transformed="true">
          <draw:text-box>
            <text:p text:style-name="P20"><text:span text:style-name="T17">L'objectif du sprint doit être </text:span><text:span text:style-name="T33">LA</text:span><text:span text:style-name="T17"> chose la plus importante à faire</text:span></text:p>
          </draw:text-box>
        </draw:frame>
        <draw:custom-shape draw:style-name="gr51" draw:text-style-name="P39" draw:layer="layout" svg:width="0.783cm" svg:height="18.997cm" draw:transform="rotate (1.5707963267949) translate (9.2cm 0.54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9" draw:style-name="dp1" draw:master-page-name="Default" presentation:presentation-page-layout-name="AL3T1">
        <office:forms form:automatic-focus="false" form:apply-design-mode="false"/>
        <draw:frame presentation:style-name="pr40" draw:text-style-name="P30" draw:layer="layout" svg:width="26.924cm" svg:height="1.267cm" svg:x="0.538cm" svg:y="7.242cm" presentation:class="title" presentation:user-transformed="true">
          <draw:text-box>
            <text:p text:style-name="P20"><text:span text:style-name="T33">LA</text:span><text:span text:style-name="T17"> chose sur laquelle l'équipe ne doit pas se rater</text:span></text:p>
          </draw:text-box>
        </draw:frame>
        <draw:custom-shape draw:style-name="gr51" draw:text-style-name="P39" draw:layer="layout" svg:width="0.783cm" svg:height="18.997cm" draw:transform="rotate (1.5707963267949) translate (9.2cm 0.54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0" draw:style-name="dp1" draw:master-page-name="Default" presentation:presentation-page-layout-name="AL3T1">
        <office:forms form:automatic-focus="false" form:apply-design-mode="false"/>
        <draw:frame presentation:style-name="pr41" draw:text-style-name="P30" draw:layer="layout" svg:width="26.924cm" svg:height="1.415cm" svg:x="0.538cm" svg:y="7.168cm" presentation:class="title" presentation:user-transformed="true">
          <draw:text-box>
            <text:p text:style-name="P20"><text:span text:style-name="T17">Tout réaliser durant un sprint n'est pas un objectif</text:span></text:p>
          </draw:text-box>
        </draw:frame>
        <draw:custom-shape draw:style-name="gr51" draw:text-style-name="P39" draw:layer="layout" svg:width="0.783cm" svg:height="18.997cm" draw:transform="rotate (1.5707963267949) translate (9.2cm 0.5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Objectif de sprint - Exemples</text:span></text:p>
          </draw:text-box>
        </draw:frame>
        <draw:frame presentation:style-name="pr42" draw:text-style-name="P51" draw:layer="layout" svg:width="13.6cm" svg:height="3.8cm" svg:x="0.8cm" svg:y="4cm" presentation:class="outline" presentation:user-transformed="true">
          <draw:text-box>
            <text:list text:style-name="L2">
              <text:list-item>
                <text:p text:style-name="P12"><text:span text:style-name="T34">Mettre en place l'authentification</text:span></text:p>
              </text:list-item>
              <text:list-item>
                <text:p text:style-name="P12"><text:span text:style-name="T34">Implémenter la géolocalisation</text:span></text:p>
              </text:list-item>
              <text:list-item>
                <text:p text:style-name="P12"><text:span text:style-name="T34">Permettre le paiement par chèque</text:span></text:p>
              </text:list-item>
            </text:list>
            <text:p text:style-name="P12"><text:span text:style-name="T34"/></text:p>
          </draw:text-box>
        </draw:frame>
        <draw:custom-shape draw:style-name="gr48"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9" draw:text-style-name="P49"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4" draw:text-style-name="P21" draw:layer="layout" svg:width="1.6cm" svg:height="1.6cm" svg:x="6.8cm" svg:y="8.2cm">
          <draw:image xlink:href="Pictures/10000001000000600000006034B13194D1BDC9C3.png" xlink:type="simple" xlink:show="embed" xlink:actuate="onLoad" draw:mime-type="image/png">
            <text:p/>
          </draw:image>
        </draw:frame>
        <draw:frame draw:style-name="gr53" draw:text-style-name="P52" draw:layer="layout" svg:width="12.016cm" svg:height="0.962cm" svg:x="1.584cm" svg:y="10cm">
          <draw:text-box>
            <text:p text:style-name="P20"><text:span text:style-name="T35">Correct </text:span></text:p>
          </draw:text-box>
        </draw:frame>
        <draw:custom-shape draw:style-name="gr54" draw:text-style-name="P53" draw:layer="layout" svg:width="1.6cm" svg:height="1.6cm" svg:x="19.4cm" svg:y="8.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5" draw:text-style-name="P52" draw:layer="layout" svg:width="12.016cm" svg:height="2.384cm" svg:x="14.2cm" svg:y="10.159cm">
          <draw:text-box>
            <text:p text:style-name="P20"><text:span text:style-name="T35">Incorrect</text:span></text:p>
          </draw:text-box>
        </draw:frame>
        <draw:frame presentation:style-name="pr43" draw:text-style-name="P51" draw:layer="layout" svg:width="13.6cm" svg:height="3.8cm" svg:x="14.4cm" svg:y="4cm" presentation:class="outline" presentation:user-transformed="true">
          <draw:text-box>
            <text:list text:style-name="L2">
              <text:list-item>
                <text:p text:style-name="P12"><text:span text:style-name="T36">Corriger tous les bugs</text:span></text:p>
              </text:list-item>
              <text:list-item>
                <text:p text:style-name="P12"><text:span text:style-name="T36">Finir la version 4.45.10</text:span></text:p>
              </text:list-item>
            </text:list>
            <text:p text:style-name="P12"><text:span text:style-name="T34"/></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44" draw:text-style-name="P13" draw:layer="layout" svg:width="26.06cm" svg:height="9.505cm" svg:x="1.37cm" svg:y="2.295cm" presentation:class="outline" presentation:user-transformed="true">
          <draw:text-box>
            <text:list text:style-name="L2">
              <text:list-item>
                <text:p text:style-name="P12"><text:span text:style-name="T7">Définit par l'équipe pour les développeurs</text:span></text:p>
              </text:list-item>
              <text:list-item>
                <text:p text:style-name="P12"><text:span text:style-name="T7">Mis à jour au fur et à mesure du sprint</text:span></text:p>
                <text:list>
                  <text:list-item>
                    <text:p text:style-name="P1"><text:span text:style-name="T7">Statut des tâches</text:span></text:p>
                  </text:list-item>
                </text:list>
              </text:list-item>
              <text:list-item>
                <text:p text:style-name="P1"><text:span text:style-name="T10">On peut retirer des tâches mais pas en ajouter</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3T1">
        <office:forms form:automatic-focus="false" form:apply-design-mode="false"/>
        <draw:frame presentation:style-name="pr45" draw:text-style-name="P30" draw:layer="layout" svg:width="26.924cm" svg:height="2.533cm" svg:x="0.538cm" svg:y="6.609cm" presentation:class="title" presentation:user-transformed="true">
          <draw:text-box>
            <text:p text:style-name="P20"><text:span text:style-name="T17">Dans le vrai respect de SCRUM, les urgences doivent attendre le sprint suivant.</text:span></text:p>
          </draw:text-box>
        </draw:frame>
        <draw:custom-shape draw:style-name="gr51" draw:text-style-name="P39" draw:layer="layout" svg:width="0.783cm" svg:height="18.997cm" draw:transform="rotate (1.5707963267949) translate (9.2cm 0.54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46" draw:text-style-name="P13" draw:layer="layout" svg:width="26.06cm" svg:height="9.505cm" svg:x="1.37cm" svg:y="2.295cm" presentation:class="outline" presentation:user-transformed="true">
          <draw:text-box>
            <text:list text:style-name="L2">
              <text:list-item>
                <text:p text:style-name="P12"><text:span text:style-name="T7">Le contenu du </text:span><text:span text:style-name="T37">sprint backlog</text:span><text:span text:style-name="T7"> est issu du </text:span><text:span text:style-name="T38">product backlog</text:span></text:p>
              </text:list-item>
              <text:list-item>
                <text:p text:style-name="P12"><text:span text:style-name="T10">L'équipe SCRUM ne doit prendre des tâches qu'en provenance du backlog</text:span></text:p>
              </text:list-item>
              <text:list-item>
                <text:p text:style-name="P12"><text:span text:style-name="T7">Les tâches accomplies seront montrées lors du </text:span><text:span text:style-name="T39">Sprint Review</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eview - Review</text:span></text:p>
          </draw:text-box>
        </draw:frame>
        <draw:frame presentation:style-name="pr47" draw:text-style-name="P13" draw:layer="layout" svg:width="26.06cm" svg:height="9.505cm" svg:x="1.37cm" svg:y="2.295cm" presentation:class="outline" presentation:user-transformed="true">
          <draw:text-box>
            <text:list text:style-name="L2">
              <text:list-item>
                <text:p text:style-name="P12"><text:span text:style-name="T40">Réunion où l'on va tester le nouvel incrément</text:span></text:p>
                <text:list>
                  <text:list-item>
                    <text:p text:style-name="P1"><text:span text:style-name="T40">On peut faire la démonstration mais laisser tester quelqu'un est préférable</text:span></text:p>
                  </text:list-item>
                </text:list>
                <text:p text:style-name="P1"><text:span text:style-name="T40"/></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3T1">
        <office:forms form:automatic-focus="false" form:apply-design-mode="false"/>
        <draw:frame presentation:style-name="pr48" draw:text-style-name="P30" draw:layer="layout" svg:width="26.924cm" svg:height="1.365cm" svg:x="0.538cm" svg:y="7.193cm" presentation:class="title" presentation:user-transformed="true">
          <draw:text-box>
            <text:p text:style-name="P20"><text:span text:style-name="T17">Qui peut tester la nouvelle version (incrément) ?</text:span></text:p>
          </draw:text-box>
        </draw:frame>
        <draw:custom-shape draw:style-name="gr51" draw:text-style-name="P39" draw:layer="layout" svg:width="0.783cm" svg:height="18.997cm" draw:transform="rotate (1.5707963267949) translate (9.2cm 0.54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7" draw:style-name="dp1" draw:master-page-name="Default" presentation:presentation-page-layout-name="AL3T1">
        <office:forms form:automatic-focus="false" form:apply-design-mode="false"/>
        <draw:frame presentation:style-name="pr48" draw:text-style-name="P30" draw:layer="layout" svg:width="26.924cm" svg:height="1.365cm" svg:x="0.538cm" svg:y="7.193cm" presentation:class="title" presentation:user-transformed="true">
          <draw:text-box>
            <text:p text:style-name="P20"><text:span text:style-name="T17">A peu près tout le monde concerné par le projet</text:span></text:p>
          </draw:text-box>
        </draw:frame>
        <draw:custom-shape draw:style-name="gr51" draw:text-style-name="P39" draw:layer="layout" svg:width="0.783cm" svg:height="18.997cm" draw:transform="rotate (1.5707963267949) translate (9.2cm 0.54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arties Prenantes</text:span><text:span text:style-name="T9"><text:tab/></text:span></text:p>
          </draw:text-box>
        </draw:frame>
        <draw:frame presentation:style-name="pr49" draw:text-style-name="P13" draw:layer="layout" svg:width="26.06cm" svg:height="10.505cm" svg:x="1.37cm" svg:y="2.295cm" presentation:class="outline" presentation:user-transformed="true">
          <draw:text-box>
            <text:list text:style-name="L2">
              <text:list-item>
                <text:p text:style-name="P56"><text:span text:style-name="T40">Désigne toute personne concernée par le projet :</text:span></text:p>
                <text:list>
                  <text:list-item>
                    <text:p text:style-name="P1"><text:span text:style-name="T40">Client (c'est lui qui paie en même temps)</text:span></text:p>
                  </text:list-item>
                  <text:list-item>
                    <text:p text:style-name="P1"><text:span text:style-name="T40">Directeurs</text:span></text:p>
                  </text:list-item>
                  <text:list-item>
                    <text:p text:style-name="P1"><text:span text:style-name="T40">Collègues</text:span></text:p>
                  </text:list-item>
                  <text:list-item>
                    <text:p text:style-name="P1"><text:span text:style-name="T40">Utilisateurs</text:span></text:p>
                  </text:list-item>
                </text:list>
              </text:list-item>
              <text:list-item>
                <text:p text:style-name="P1"><text:span text:style-name="T40">Préférable qu'elles viennent à la </text:span><text:span text:style-name="T41">Review</text:span></text:p>
                <text:p text:style-name="P1"><text:span text:style-name="T40"/></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3T1">
        <office:forms form:automatic-focus="false" form:apply-design-mode="false"/>
        <draw:frame presentation:style-name="pr45" draw:text-style-name="P30" draw:layer="layout" svg:width="26.924cm" svg:height="2.533cm" svg:x="0.538cm" svg:y="7.193cm" presentation:class="title" presentation:user-transformed="true">
          <draw:text-box>
            <text:p text:style-name="P20"><text:span text:style-name="T17">Pensez à inviter les parties prenantes aux Reviews même si elles ne viennent pas.</text:span></text:p>
          </draw:text-box>
        </draw:frame>
        <draw:custom-shape draw:style-name="gr58" draw:text-style-name="P57" draw:layer="layout" svg:width="0.783cm" svg:height="18.997cm" draw:transform="rotate (1.5707963267949) translate (9.2cm 0.54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9" draw:text-style-name="P58" draw:layer="layout" svg:width="0.642cm" svg:height="5.416cm" draw:transform="rotate (-3.14159265358979) translate (0.4cm 16.2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5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25">Sprint Review - </text:span><text:span text:style-name="T9">Review</text:span></text:p>
          </draw:text-box>
        </draw:frame>
        <draw:frame presentation:style-name="pr50" draw:text-style-name="P13" draw:layer="layout" svg:width="26.06cm" svg:height="10.505cm" svg:x="1.37cm" svg:y="2.295cm" presentation:class="outline" presentation:user-transformed="true">
          <draw:text-box>
            <text:list text:style-name="L2">
              <text:list-item>
                <text:p text:style-name="P56"><text:span text:style-name="T40">Occasion de prendre des retours utilisateurs / clients</text:span></text:p>
                <text:list>
                  <text:list-item>
                    <text:p text:style-name="P1"><text:span text:style-name="T40">Pour discuter d'éventuelles améliorations</text:span></text:p>
                  </text:list-item>
                </text:list>
              </text:list-item>
              <text:list-item>
                <text:p text:style-name="P59"><text:span text:style-name="T42">A la fin du sprint, le sprint backlog est vidé</text:span></text:p>
                <text:list>
                  <text:list-item>
                    <text:p text:style-name="P1"><text:span text:style-name="T43">Ce qui n'a pas été fait retourne dans le backlog produit</text:span></text:p>
                  </text:list-item>
                </text:list>
              </text:list-item>
              <text:list-item>
                <text:p text:style-name="P1"><text:span text:style-name="T40">Précède la </text:span><text:span text:style-name="T44">Sprint Retrospective</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étrospective - Retro</text:span></text:p>
          </draw:text-box>
        </draw:frame>
        <draw:frame presentation:style-name="pr51" draw:text-style-name="P13" draw:layer="layout" svg:width="26.06cm" svg:height="10.505cm" svg:x="1.37cm" svg:y="2.295cm" presentation:class="outline" presentation:user-transformed="true">
          <draw:text-box>
            <text:list text:style-name="L2">
              <text:list-item>
                <text:p text:style-name="P56"><text:span text:style-name="T7">Remise en question du travail de l'équipe sur le Sprint en cours</text:span></text:p>
                <text:list>
                  <text:list-item>
                    <text:p text:style-name="P1"><text:span text:style-name="T7">Axes d'amélioration pour le prochain sprint</text:span></text:p>
                  </text:list-item>
                  <text:list-item>
                    <text:p text:style-name="P1"><text:span text:style-name="T7">Amélioration continue : Kaizen (jp)</text:span></text:p>
                  </text:list-item>
                </text:list>
              </text:list-item>
              <text:list-item>
                <text:p text:style-name="P1"><text:span text:style-name="T7">Vérifie l'état de l'équipe</text:span></text:p>
              </text:list-item>
              <text:list-item>
                <text:p text:style-name="P56"><text:span text:style-name="T10">Conclue le sprint</text:span></text:p>
              </text:list-item>
              <text:list-item>
                <text:p text:style-name="P56"><text:span text:style-name="T7">Outil utile (et gratuit) pour la faire :</text:span><text:span text:style-name="T45"> </text:span><text:span text:style-name="T46"><text:a xlink:href="https://easyretro.io/" xlink:type="simple">Easy retro</text:a></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item>
                <text:p><text:span text:style-name="T12"><text:a xlink:href="https://easyretro.io/" xlink:type="simple">https://easyretro.io/</text:a></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étrospective - Retro</text:span></text:p>
          </draw:text-box>
        </draw:frame>
        <draw:frame presentation:style-name="pr52" draw:text-style-name="P13" draw:layer="layout" svg:width="26.06cm" svg:height="9.305cm" svg:x="1.37cm" svg:y="2.295cm" presentation:class="outline" presentation:user-transformed="true">
          <draw:text-box>
            <text:list text:style-name="L2">
              <text:list-item>
                <text:p text:style-name="P56"><text:span text:style-name="T7">Exemples de questions à poser :</text:span></text:p>
                <text:list>
                  <text:list-item>
                    <text:p text:style-name="P1"><text:span text:style-name="T7">Qu'est-ce qui n'a pas fonctionné ?</text:span></text:p>
                  </text:list-item>
                  <text:list-item>
                    <text:p text:style-name="P1"><text:span text:style-name="T7">Qu'est-ce qu'on ne doit plus faire ?</text:span></text:p>
                  </text:list-item>
                  <text:list-item>
                    <text:p text:style-name="P1"><text:span text:style-name="T7">Qu'est-ce qu'on aimerait faire ?</text:span></text:p>
                  </text:list-item>
                  <text:list-item>
                    <text:p text:style-name="P1"><text:span text:style-name="T7">Qu'est-ce qu'on devrait continuer à faire ?</text:span></text:p>
                  </text:list-item>
                  <text:list-item>
                    <text:p text:style-name="P1"><text:span text:style-name="T7">...</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3" draw:style-name="dp1" draw:master-page-name="Default" presentation:presentation-page-layout-name="AL3T1">
        <office:forms form:automatic-focus="false" form:apply-design-mode="false"/>
        <draw:frame presentation:style-name="pr45" draw:text-style-name="P30" draw:layer="layout" svg:width="26.924cm" svg:height="2.533cm" svg:x="0.538cm" svg:y="6.609cm" presentation:class="title" presentation:user-transformed="true">
          <draw:text-box>
            <text:p text:style-name="P20"><text:span text:style-name="T17">La </text:span><text:span text:style-name="T47">Retro</text:span><text:span text:style-name="T17"> vérifie l'état de l'équipe alors que la </text:span><text:span text:style-name="T48">Review</text:span><text:span text:style-name="T17"> vérifie l'état du projet</text:span></text:p>
          </draw:text-box>
        </draw:frame>
        <draw:custom-shape draw:style-name="gr51" draw:text-style-name="P39" draw:layer="layout" svg:width="0.783cm" svg:height="18.997cm" draw:transform="rotate (1.5707963267949) translate (9.2cm 0.54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5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crum </text:span></text:p>
          </draw:text-box>
        </draw:frame>
        <draw:frame presentation:style-name="pr53" draw:text-style-name="P13" draw:layer="layout" svg:width="26.06cm" svg:height="10.505cm" svg:x="1.37cm" svg:y="2.295cm" presentation:class="outline" presentation:user-transformed="true">
          <draw:text-box>
            <text:list text:style-name="L2">
              <text:list-item>
                <text:p text:style-name="P56"><text:span text:style-name="T7">Réunion quotidienne</text:span></text:p>
                <text:list>
                  <text:list-item>
                    <text:p text:style-name="P1"><text:span text:style-name="T7">~15 minutes max</text:span></text:p>
                  </text:list-item>
                  <text:list-item>
                    <text:p text:style-name="P1"><text:span text:style-name="T7">Même heure</text:span></text:p>
                  </text:list-item>
                  <text:list-item>
                    <text:p text:style-name="P1"><text:span text:style-name="T7">Même lieu</text:span></text:p>
                  </text:list-item>
                </text:list>
              </text:list-item>
              <text:list-item>
                <text:p text:style-name="P1"><text:span text:style-name="T7">Peut se faire debout</text:span></text:p>
                <text:list>
                  <text:list-item>
                    <text:p text:style-name="P1"><text:span text:style-name="T7">Ça permet d’aller plus vite</text:span></text:p>
                  </text:list-item>
                </text:list>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28"><text:a xlink:href="https://scrumguides.org/docs/scrumguide/v2020/2020-Scrum-Guide-French.pdf" xlink:type="simple">https://scrumguides.org/docs/scrumguide/v2020/2020-Scrum-Guide-French.pdf</text:a></text:span><text:span text:style-name="T12"><text:s/>- Page 9</text:span></text:p>
              </text:list-item>
              <text:list-item>
                <text:p><text:span text:style-name="T28"><text:a xlink:href="https://www.aubryconseil.com/post/2020/la-mêlée-quotidienne/" xlink:type="simple">https://www.aubryconseil.com/post/2020/la-m%C3%AAl%C3%A9e-quotidienne/</text:a></text:span></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crum</text:span></text:p>
          </draw:text-box>
        </draw:frame>
        <draw:frame presentation:style-name="pr54" draw:text-style-name="P13" draw:layer="layout" svg:width="26.06cm" svg:height="10.505cm" svg:x="1.37cm" svg:y="2.295cm" presentation:class="outline" presentation:user-transformed="true">
          <draw:text-box>
            <text:list text:style-name="L2">
              <text:list-item>
                <text:p text:style-name="P56"><text:span text:style-name="T7">Tout le monde doit s'exprimer</text:span></text:p>
                <text:list>
                  <text:list-item>
                    <text:p text:style-name="P1"><text:span text:style-name="T7">J'ai fait quoi hier</text:span></text:p>
                  </text:list-item>
                  <text:list-item>
                    <text:p text:style-name="P1"><text:span text:style-name="T10">Je fais quoi aujourd'hui</text:span></text:p>
                  </text:list-item>
                  <text:list-item>
                    <text:p text:style-name="P1"><text:span text:style-name="T7">Quels sont mes problèmes ?</text:span></text:p>
                  </text:list-item>
                </text:list>
                <text:p text:style-name="P1"><text:span text:style-name="T10"/></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28"><text:a xlink:href="https://scrumguides.org/docs/scrumguide/v2020/2020-Scrum-Guide-French.pdf" xlink:type="simple">https://scrumguides.org/docs/scrumguide/v2020/2020-Scrum-Guide-French.pdf</text:a></text:span><text:span text:style-name="T12"><text:s/>- Page 9</text:span></text:p>
              </text:list-item>
              <text:list-item>
                <text:p><text:span text:style-name="T28"><text:a xlink:href="https://www.aubryconseil.com/post/2020/la-mêlée-quotidienne/" xlink:type="simple">https://www.aubryconseil.com/post/2020/la-m%C3%AAl%C3%A9e-quotidienne/</text:a></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crum</text:span></text:p>
          </draw:text-box>
        </draw:frame>
        <draw:frame presentation:style-name="pr55" draw:text-style-name="P13" draw:layer="layout" svg:width="26.06cm" svg:height="10.505cm" svg:x="1.37cm" svg:y="2.295cm" presentation:class="outline" presentation:user-transformed="true">
          <draw:text-box>
            <text:list text:style-name="L2">
              <text:list-item>
                <text:p text:style-name="P56"><text:span text:style-name="T10">Deux minutes max par personne</text:span></text:p>
              </text:list-item>
              <text:list-item>
                <text:p text:style-name="P1"><text:span text:style-name="T7">Ce n'est pas l'occasion de fliquer l'équipe pour le Producteur Owner (PO)</text:span></text:p>
              </text:list-item>
              <text:list-item>
                <text:p text:style-name="P56"><text:span text:style-name="T7">Ne concerne que les développeurs</text:span></text:p>
                <text:list>
                  <text:list-item>
                    <text:p text:style-name="P1"><text:span text:style-name="T7">Le Scrum Master et le PO peuvent y participer</text:span></text:p>
                  </text:list-item>
                </text:list>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28"><text:a xlink:href="https://scrumguides.org/docs/scrumguide/v2020/2020-Scrum-Guide-French.pdf" xlink:type="simple">https://scrumguides.org/docs/scrumguide/v2020/2020-Scrum-Guide-French.pdf</text:a></text:span><text:span text:style-name="T12"><text:s/>- Page 9</text:span></text:p>
              </text:list-item>
              <text:list-item>
                <text:p><text:span text:style-name="T28"><text:a xlink:href="https://www.aubryconseil.com/post/2020/la-mêlée-quotidienne/" xlink:type="simple">https://www.aubryconseil.com/post/2020/la-m%C3%AAl%C3%A9e-quotidienne/</text:a></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7" draw:style-name="dp1" draw:master-page-name="Default" presentation:presentation-page-layout-name="AL3T1">
        <office:forms form:automatic-focus="false" form:apply-design-mode="false"/>
        <draw:frame presentation:style-name="pr45" draw:text-style-name="P60" draw:layer="layout" svg:width="26.924cm" svg:height="2.533cm" svg:x="0.538cm" svg:y="7.18cm" presentation:class="title" presentation:user-transformed="true">
          <draw:text-box>
            <text:p text:style-name="P20"><text:span text:style-name="T17">La Daily n'est pas là pour épier son équipe ! </text:span><text:span text:style-name="T17"><text:line-break/></text:span><text:span text:style-name="T17">Ni l'obliger à arriver tôt au travail.</text:span></text:p>
          </draw:text-box>
        </draw:frame>
        <draw:custom-shape draw:style-name="gr51" draw:text-style-name="P39" draw:layer="layout" svg:width="0.783cm" svg:height="18.997cm" draw:transform="rotate (1.5707963267949) translate (9.2cm 0.54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58" draw:style-name="dp1" draw:master-page-name="Default" presentation:presentation-page-layout-name="AL3T1">
        <office:forms form:automatic-focus="false" form:apply-design-mode="false"/>
        <draw:frame presentation:style-name="pr45" draw:text-style-name="P60" draw:layer="layout" svg:width="26.924cm" svg:height="2.533cm" svg:x="0.538cm" svg:y="7.18cm" presentation:class="title" presentation:user-transformed="true">
          <draw:text-box>
            <text:p text:style-name="P20"><text:span text:style-name="T17">Elle est là pour prendre l'avancée de l'équipe et ajuster le sprint au besoin.</text:span></text:p>
          </draw:text-box>
        </draw:frame>
        <draw:custom-shape draw:style-name="gr61" draw:text-style-name="P39" draw:layer="layout" svg:width="0.783cm" svg:height="18.997cm" draw:transform="rotate (1.5707963267949) translate (9.2cm 0.54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5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crum - Limites</text:span></text:p>
          </draw:text-box>
        </draw:frame>
        <draw:frame presentation:style-name="pr56" draw:text-style-name="P13" draw:layer="layout" svg:width="26.06cm" svg:height="7.905cm" svg:x="1.37cm" svg:y="2.295cm" presentation:class="outline" presentation:user-transformed="true">
          <draw:text-box>
            <text:list text:style-name="L2">
              <text:list-item>
                <text:p text:style-name="P56"><text:span text:style-name="T7">Les auditeurs risquent de ne pas être concentrés</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28"><text:a xlink:href="https://scrumguides.org/docs/scrumguide/v2020/2020-Scrum-Guide-French.pdf" xlink:type="simple">https://scrumguides.org/docs/scrumguide/v2020/2020-Scrum-Guide-French.pdf</text:a></text:span><text:span text:style-name="T12"><text:s/>- Page 9</text:span></text:p>
              </text:list-item>
              <text:list-item>
                <text:p><text:span text:style-name="T28"><text:a xlink:href="https://www.aubryconseil.com/post/2020/la-mêlée-quotidienne/" xlink:type="simple">https://www.aubryconseil.com/post/2020/la-m%C3%AAl%C3%A9e-quotidienne/</text:a></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0" draw:style-name="dp1" draw:master-page-name="Default">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Walk the board (Parcours du tableau)</text:span></text:p>
          </draw:text-box>
        </draw:frame>
        <draw:frame presentation:style-name="pr57" draw:text-style-name="P13" draw:layer="layout" svg:width="26.06cm" svg:height="10.505cm" svg:x="1.37cm" svg:y="2.295cm" presentation:class="outline" presentation:user-transformed="true">
          <draw:text-box>
            <text:list text:style-name="L2">
              <text:list-item>
                <text:p text:style-name="P56"><text:span text:style-name="T49">Alternative au </text:span><text:span text:style-name="T50">Daily Scrum</text:span></text:p>
                <text:list>
                  <text:list-item>
                    <text:p text:style-name="P1"><text:span text:style-name="T7">Walk the board </text:span><text:span text:style-name="T10">reste quotidien</text:span></text:p>
                  </text:list-item>
                </text:list>
              </text:list-item>
              <text:list-item>
                <text:p text:style-name="P56"><text:span text:style-name="T7">C'est un tableau de tâches qui mène la réunion au lieu de l'équipe</text:span></text:p>
              </text:list-item>
              <text:list-item>
                <text:p text:style-name="P56"><text:span text:style-name="T7">Nécessite un tableau physique avec toutes les tâches</text:span></text:p>
                <text:list>
                  <text:list-item>
                    <text:p text:style-name="P1"><text:span text:style-name="T7">Pas forcément réalisable</text:span></text:p>
                  </text:list-item>
                </text:list>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28"><text:a xlink:href="https://blog.myagilepartner.fr/index.php/2017/01/17/walking-board-une-autre-daily-scrum/" xlink:type="simple">https://blog.myagilepartner.fr/index.php/2017/01/17/walking-board-une-autre-daily-scrum/</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1" draw:style-name="dp1" draw:master-page-name="Default" presentation:presentation-page-layout-name="AL3T1">
        <office:forms form:automatic-focus="false" form:apply-design-mode="false"/>
        <draw:frame presentation:style-name="pr58" draw:text-style-name="P60" draw:layer="layout" svg:width="26.924cm" svg:height="3.799cm" svg:x="0.538cm" svg:y="5.976cm" presentation:class="title" presentation:user-transformed="true">
          <draw:text-box>
            <text:p text:style-name="P20"><text:span text:style-name="T17">Sprint planning, sprint review…</text:span><text:span text:style-name="T17"><text:line-break/></text:span><text:span text:style-name="T17">ça fait beaucoup de réunions.</text:span><text:span text:style-name="T17"><text:line-break/></text:span><text:span text:style-name="T17">Comment les rendre détestables pour l'équipe ?</text:span></text:p>
          </draw:text-box>
        </draw:frame>
        <draw:custom-shape draw:style-name="gr63" draw:text-style-name="P61" draw:layer="layout" svg:width="0.783cm" svg:height="18.997cm" draw:transform="rotate (1.5707963267949) translate (9.2cm 0.54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4" draw:text-style-name="P6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62" draw:style-name="dp1" draw:master-page-name="Default" presentation:presentation-page-layout-name="AL3T1">
        <office:forms form:automatic-focus="false" form:apply-design-mode="false"/>
        <draw:frame presentation:style-name="pr59" draw:text-style-name="P60" draw:layer="layout" svg:width="26.924cm" svg:height="1.509cm" svg:x="0.538cm" svg:y="7.121cm" presentation:class="title" presentation:user-transformed="true">
          <draw:text-box>
            <text:p text:style-name="P20"><text:span text:style-name="T17">En les rendant trop longues...</text:span></text:p>
          </draw:text-box>
        </draw:frame>
        <draw:custom-shape draw:style-name="gr63" draw:text-style-name="P61" draw:layer="layout" svg:width="0.783cm" svg:height="18.997cm" draw:transform="rotate (1.5707963267949) translate (9.2cm 0.54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4" draw:text-style-name="P6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6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Les rituels – Le temps, c'est la motivation</text:span></text:p>
          </draw:text-box>
        </draw:frame>
        <draw:frame presentation:style-name="pr60" draw:text-style-name="P13" draw:layer="layout" svg:width="26.06cm" svg:height="10.505cm" svg:x="1.37cm" svg:y="2.295cm" presentation:class="outline" presentation:user-transformed="true">
          <draw:text-box>
            <text:list text:style-name="L2">
              <text:list-item>
                <text:p text:style-name="P56"><text:span text:style-name="T7">Essayez de définir, au début du projet, la durée des rituels</text:span></text:p>
                <text:list>
                  <text:list-item>
                    <text:p text:style-name="P1"><text:span text:style-name="T7">Évite la démotivation de l'équipe</text:span></text:p>
                  </text:list-item>
                </text:list>
              </text:list-item>
              <text:list-item>
                <text:p text:style-name="P1"><text:span text:style-name="T10">Respectez ces durées</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5" draw:text-style-name="P19" draw:layer="layout" svg:width="25.147cm" svg:height="1.673cm" svg:x="1.016cm" svg:y="13.906cm">
          <draw:text-box>
            <text:p text:style-name="P18"><text:span text:style-name="T11">Source(s) :</text:span></text:p>
            <text:list text:style-name="L1">
              <text:list-item>
                <text:p><text:span text:style-name="T28"><text:a xlink:href="https://scrumguides.org/docs/scrumguide/v2020/2020-Scrum-Guide-French.pdf" xlink:type="simple">https://scrumguides.org/docs/scrumguide/v2020/2020-Scrum-Guide-French.pdf</text:a></text:span><text:span text:style-name="T51"><text:s/>- p9</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4" draw:style-name="dp1" draw:master-page-name="Default" presentation:presentation-page-layout-name="AL1T0">
        <office:forms form:automatic-focus="false" form:apply-design-mode="false"/>
        <draw:frame draw:style-name="gr65" draw:text-style-name="P19" draw:layer="layout" svg:width="25.147cm" svg:height="1.673cm" svg:x="1.015cm" svg:y="13.905cm">
          <draw:text-box>
            <text:p text:style-name="P18"><text:span text:style-name="T11">Source(s) :</text:span></text:p>
            <text:list text:style-name="L1">
              <text:list-item>
                <text:p><text:span text:style-name="T28"><text:a xlink:href="https://scrumguides.org/docs/scrumguide/v2020/2020-Scrum-Guide-French.pdf" xlink:type="simple">https://scrumguides.org/docs/scrumguide/v2020/2020-Scrum-Guide-French.pdf</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En bref – SCRUM</text:span></text:p>
          </draw:text-box>
        </draw:frame>
        <draw:frame presentation:style-name="pr61" draw:text-style-name="P63" draw:layer="layout" svg:width="26.06cm" svg:height="10.849cm" svg:x="1.37cm" svg:y="2.295cm" presentation:class="outline" presentation:user-transformed="true">
          <draw:text-box>
            <text:list text:style-name="L2">
              <text:list-item>
                <text:p text:style-name="P12"><text:span text:style-name="T52">Une des nombreuses méthodes Agile</text:span></text:p>
              </text:list-item>
              <text:list-item>
                <text:p text:style-name="P56"><text:span text:style-name="T52">Auto-gestion de l'équipe</text:span></text:p>
              </text:list-item>
              <text:list-item>
                <text:p text:style-name="P12"><text:span text:style-name="T52">Constituées de plusieurs rôles et rituels</text:span></text:p>
              </text:list-item>
              <text:list-item>
                <text:p text:style-name="P12"><text:span text:style-name="T52">Boite à outils</text:span></text:p>
                <text:list>
                  <text:list-item>
                    <text:p text:style-name="P1"><text:span text:style-name="T53">Libre à l'équipe de prendre ce qu'il l'intéresse</text:span></text:p>
                  </text:list-item>
                </text:list>
              </text:list-item>
            </text:list>
          </draw:text-box>
        </draw:frame>
        <draw:custom-shape draw:style-name="gr66" draw:text-style-name="P64" draw:layer="layout" svg:width="1.513cm" svg:height="14.531cm" draw:transform="rotate (-1.5707963267949) translate (28.62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54">Libre à l'équipe de prendre ce qu'il l'intéresse</text:span></text:p>
          </draw:text-box>
        </draw:frame>
        <draw:frame presentation:style-name="pr62" draw:text-style-name="P63" draw:layer="layout" svg:width="26.06cm" svg:height="10.849cm" svg:x="1.37cm" svg:y="2.295cm" presentation:class="outline" presentation:user-transformed="true">
          <draw:text-box>
            <text:list text:style-name="L2">
              <text:list-item>
                <text:p text:style-name="P12"><text:span text:style-name="T52">Attitude à adopter quand l'équipe est suffisamment mature</text:span></text:p>
              </text:list-item>
              <text:list-item>
                <text:p text:style-name="P12"><text:span text:style-name="T52">"ri" du Shuhari</text:span></text:p>
                <text:list>
                  <text:list-item>
                    <text:p text:style-name="P1"><text:span text:style-name="T52">Apprendre (shu) – ha (comprendre) – ri (transcender)</text:span></text:p>
                  </text:list-item>
                </text:list>
              </text:list-item>
            </text:list>
          </draw:text-box>
        </draw:frame>
        <draw:custom-shape draw:style-name="gr67" draw:text-style-name="P65" draw:layer="layout" svg:width="1.513cm" svg:height="14.531cm" draw:transform="rotate (-1.5707963267949) translate (28.622cm 14.95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5" draw:text-style-name="P19" draw:layer="layout" svg:width="25.147cm" svg:height="1.673cm" svg:x="1.016cm" svg:y="13.906cm">
          <draw:text-box>
            <text:p text:style-name="P18"><text:span text:style-name="T11">Source(s) :</text:span></text:p>
            <text:list text:style-name="L1">
              <text:list-item>
                <text:p><text:span text:style-name="T28"><text:a xlink:href="https://fr.wikipedia.org/wiki/Shuhari" xlink:type="simple">https://fr.wikipedia.org/wiki/Shuhari</text:a></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6" draw:style-name="dp1" draw:master-page-name="Default" presentation:presentation-page-layout-name="AL1T0">
        <office:forms form:automatic-focus="false" form:apply-design-mode="false"/>
        <draw:frame draw:style-name="gr65"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huhari" xlink:type="simple">https://fr.wikipedia.org/wiki/Shuhari</text:a></text:span></text:p>
              </text:list-item>
            </text:list>
          </draw:text-box>
        </draw:frame>
        <draw:frame presentation:style-name="pr63" draw:text-style-name="P63" draw:layer="layout" svg:width="26.06cm" svg:height="10.849cm" svg:x="1.37cm" svg:y="2.295cm" presentation:class="outline" presentation:user-transformed="true">
          <draw:text-box>
            <text:list text:style-name="L2">
              <text:list-item>
                <text:p text:style-name="P12"><text:span text:style-name="T52">Concept issu des arts martiaux japonais</text:span></text:p>
              </text:list-item>
              <text:list-item>
                <text:p text:style-name="P12"><text:span text:style-name="T52">Décomposé en trois parties :</text:span></text:p>
                <text:list>
                  <text:list-item>
                    <text:p text:style-name="P1"><text:span text:style-name="T52">Shu : Apprentissage. On applique les préceptes</text:span></text:p>
                  </text:list-item>
                  <text:list-item>
                    <text:p text:style-name="P1"><text:span text:style-name="T52">Ha : Compréhension.</text:span></text:p>
                  </text:list-item>
                  <text:list-item>
                    <text:p text:style-name="P1"><text:span text:style-name="T52">Ri : Transcender. On maîtrise, on adapte les règles à ses besoins.</text:span></text:p>
                  </text:list-item>
                </text:list>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Shuhari</text:span></text:p>
          </draw:text-box>
        </draw:frame>
        <draw:custom-shape draw:style-name="gr67" draw:text-style-name="P65" draw:layer="layout" svg:width="1.513cm" svg:height="14.531cm" draw:transform="rotate (-1.5707963267949) translate (28.622cm 14.95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7" draw:style-name="dp1" draw:master-page-name="Default" presentation:presentation-page-layout-name="AL3T1">
        <office:forms form:automatic-focus="false" form:apply-design-mode="false"/>
        <draw:frame presentation:style-name="pr18" draw:text-style-name="P30" draw:layer="layout" svg:width="26.924cm" svg:height="3.799cm" svg:x="0.538cm" svg:y="5.976cm" presentation:class="title" presentation:user-transformed="true">
          <draw:text-box>
            <text:p text:style-name="P20"><text:span text:style-name="T17">SCRUM n'est pas figé dans le marbre, à vous de l'adapter en fonction de votre équipe </text:span><text:span text:style-name="T17"><text:line-break/></text:span><text:span text:style-name="T17">(quand on sait bien l'appliquer)</text:span></text:p>
          </draw:text-box>
        </draw:frame>
        <draw:custom-shape draw:style-name="gr27" draw:text-style-name="P17" draw:layer="layout" svg:width="1.147cm" svg:height="4.064cm" draw:transform="rotate (1.5707963267949) translate (-0.6cm 0.9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31" draw:layer="layout" svg:width="1.642cm" svg:height="10.899cm" draw:transform="rotate (-3.14159265358979) translate (28.4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68" draw:style-name="dp1" draw:master-page-name="Default" presentation:presentation-page-layout-name="AL3T1">
        <office:forms form:automatic-focus="false" form:apply-design-mode="false"/>
        <draw:frame presentation:style-name="pr18" draw:text-style-name="P30" draw:layer="layout" svg:width="26.924cm" svg:height="3.799cm" svg:x="0.538cm" svg:y="5.976cm" presentation:class="title" presentation:user-transformed="true">
          <draw:text-box>
            <text:p text:style-name="P20"><text:span text:style-name="T17">Si vous modifiez SCRUM, ne dites pas que vous faites du SCRUM. Votre méthode de travail est </text:span><text:span text:style-name="T55">inspirée</text:span><text:span text:style-name="T17"> de SCRUM.</text:span></text:p>
          </draw:text-box>
        </draw:frame>
        <draw:custom-shape draw:style-name="gr27" draw:text-style-name="P17" draw:layer="layout" svg:width="1.147cm" svg:height="4.064cm" draw:transform="rotate (1.5707963267949) translate (-0.6cm 0.9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31" draw:layer="layout" svg:width="1.642cm" svg:height="10.899cm" draw:transform="rotate (-3.14159265358979) translate (28.4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69" draw:style-name="dp1" draw:master-page-name="Default" presentation:presentation-page-layout-name="AL1T0">
        <office:forms form:automatic-focus="false" form:apply-design-mode="false"/>
        <draw:custom-shape draw:style-name="gr68" draw:text-style-name="P17" draw:layer="layout" svg:width="1.64cm" svg:height="14.531cm" draw:transform="rotate (-1.5707963267949) translate (29.14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9" draw:text-style-name="P39" draw:layer="layout" svg:width="1.64cm" svg:height="14.531cm" draw:transform="rotate (-1.5707963267949) translate (13.731cm 15.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56">Certification SCRUM</text:span></text:p>
          </draw:text-box>
        </draw:frame>
        <draw:frame presentation:style-name="pr64" draw:text-style-name="P40" draw:layer="layout" svg:width="25.806cm" svg:height="10.305cm" svg:x="1.37cm" svg:y="2.295cm" presentation:class="outline" presentation:user-transformed="true">
          <draw:text-box>
            <text:list text:style-name="L2">
              <text:list-item>
                <text:p><text:span text:style-name="T27">Payante (~200 USD)</text:span></text:p>
              </text:list-item>
              <text:list-item>
                <text:p><text:span text:style-name="T27">En anglais seulement</text:span></text:p>
              </text:list-item>
              <text:list-item>
                <text:p><text:span text:style-name="T27">Plusieurs catégories possibles :</text:span></text:p>
                <text:list>
                  <text:list-item>
                    <text:p><text:span text:style-name="T27">Scrum Master</text:span></text:p>
                  </text:list-item>
                  <text:list-item>
                    <text:p><text:span text:style-name="T27">Product Owner</text:span></text:p>
                  </text:list-item>
                  <text:list-item>
                    <text:p><text:span text:style-name="T27">Developer</text:span></text:p>
                  </text:list-item>
                  <text:list-item>
                    <text:p><text:span text:style-name="T27">SAFe</text:span></text:p>
                  </text:list-item>
                  <text:list-item>
                    <text:p><text:span text:style-name="T27">...</text:span></text:p>
                  </text:list-item>
                </text:list>
              </text:list-item>
            </text:list>
          </draw:text-box>
        </draw:frame>
        <draw:frame draw:style-name="gr9" draw:text-style-name="P19" draw:layer="layout" svg:width="25.147cm" svg:height="1.673cm" svg:x="1.017cm" svg:y="13.907cm">
          <draw:text-box>
            <text:p text:style-name="P18"><text:span text:style-name="T11">Source(s) :</text:span></text:p>
            <text:list text:style-name="L1">
              <text:list-item>
                <text:p><text:span text:style-name="T28"><text:a xlink:href="https://www.scrum.org/professional-scrum-certifications" xlink:type="simple">https://www.scrum.org/professional-scrum-certifications</text:a></text:span></text:p>
              </text:list-item>
              <text:list-item>
                <text:p><text:span text:style-name="T28"><text:a xlink:href="https://www.scrumalliance.org/" xlink:type="simple">https://www.scrumalliance.org/</text:a></text:span></text:p>
              </text:list-item>
            </text:list>
          </draw:text-box>
        </draw:frame>
        <presentation:notes draw:style-name="dp2">
          <draw:page-thumbnail draw:style-name="gr3" draw:layer="layout" svg:width="13.586cm" svg:height="11.136cm" svg:x="3.703cm" svg:y="2.252cm" draw:page-number="69" presentation:class="page"/>
          <draw:frame presentation:style-name="pr65" draw:text-style-name="P41"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3T1">
        <office:forms form:automatic-focus="false" form:apply-design-mode="false"/>
        <draw:frame presentation:style-name="pr17" draw:text-style-name="P30" draw:layer="layout" svg:width="26.924cm" svg:height="3.311cm" svg:x="0.538cm" svg:y="6.22cm" presentation:class="title" presentation:user-transformed="true">
          <draw:text-box>
            <text:p text:style-name="P20"><text:span text:style-name="T17">La certification est une belle ligne sur le CV et donc augmenter votre salaire.</text:span></text:p>
          </draw:text-box>
        </draw:frame>
        <draw:custom-shape draw:style-name="gr27" draw:text-style-name="P17" draw:layer="layout" svg:width="1.147cm" svg:height="4.064cm" draw:transform="rotate (1.5707963267949) translate (-0.6cm 0.9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31" draw:layer="layout" svg:width="1.642cm" svg:height="10.899cm" draw:transform="rotate (-3.14159265358979) translate (28.4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3" draw:text-style-name="P27" draw:layer="layout" svg:width="21.4cm" svg:height="0.962cm" svg:x="3.3cm" svg:y="9.438cm">
          <draw:text-box>
            <text:p text:style-name="P20">N'allez pas vous faire certifier n'importe où (voir sources).</text:p>
          </draw:text-box>
        </draw:frame>
        <draw:frame draw:style-name="gr9" draw:text-style-name="P19" draw:layer="layout" svg:width="25.147cm" svg:height="1.673cm" svg:x="1.018cm" svg:y="13.908cm">
          <draw:text-box>
            <text:p text:style-name="P18"><text:span text:style-name="T11">Source(s) :</text:span></text:p>
            <text:list text:style-name="L1">
              <text:list-item>
                <text:p><text:span text:style-name="T28"><text:a xlink:href="https://www.scrum.org/professional-scrum-certifications" xlink:type="simple">https://www.scrum.org/professional-scrum-certifications</text:a></text:span></text:p>
              </text:list-item>
              <text:list-item>
                <text:p><text:span text:style-name="T28"><text:a xlink:href="https://www.scrumalliance.org/" xlink:type="simple">https://www.scrumalliance.org/</text:a></text:span></text:p>
              </text:list-item>
            </text:list>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71" draw:style-name="dp1" draw:master-page-name="Default" presentation:presentation-page-layout-name="AL1T0">
        <office:forms form:automatic-focus="false" form:apply-design-mode="false"/>
        <draw:frame presentation:style-name="pr66" draw:text-style-name="P63" draw:layer="layout" svg:width="26.06cm" svg:height="10.849cm" svg:x="1.37cm" svg:y="2.295cm" presentation:class="outline" presentation:user-transformed="true">
          <draw:text-box>
            <text:list text:style-name="L2">
              <text:list-item>
                <text:p text:style-name="P12"><text:span text:style-name="T53">Seul le Product Owner (PO) peut le faire</text:span></text:p>
              </text:list-item>
              <text:list-item>
                <text:p text:style-name="P12"><text:span text:style-name="T52">L'objectif du sprint devient obsolète</text:span></text:p>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Annulation Sprint</text:span></text:p>
          </draw:text-box>
        </draw:frame>
        <draw:custom-shape draw:style-name="gr70" draw:text-style-name="P39" draw:layer="layout" svg:width="1.513cm" svg:height="14.531cm" draw:transform="rotate (-1.5707963267949) translate (28.622cm 14.95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28"><text:a xlink:href="https://scrumguides.org/docs/scrumguide/v2020/2020-Scrum-Guide-French.pdf" xlink:type="simple">https://scrumguides.org/docs/scrumguide/v2020/2020-Scrum-Guide-French.pdf</text:a></text:span><text:span text:style-name="T12"><text:s/>- Page 8</text:span></text:p>
              </text:list-item>
            </text:list>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2" draw:style-name="dp3" draw:master-page-name="Default" presentation:presentation-page-layout-name="AL3T1">
        <office:forms form:automatic-focus="false" form:apply-design-mode="false"/>
        <draw:frame presentation:style-name="pr67" draw:text-style-name="P66" draw:layer="layout" svg:width="25.198cm" svg:height="12.191cm" svg:x="1.4cm" svg:y="1.713cm">
          <draw:text-box>
            <text:p><text:span text:style-name="T57">Questions ?</text:span></text:p>
          </draw:text-box>
        </draw:frame>
        <presentation:notes draw:style-name="dp2">
          <draw:page-thumbnail draw:style-name="gr3" draw:layer="layout" svg:width="13.586cm" svg:height="11.136cm" svg:x="3.703cm" svg:y="2.252cm" draw:page-number="72" presentation:class="page"/>
          <draw:frame presentation:style-name="pr3" draw:text-style-name="P67" draw:layer="layout" svg:width="16.8cm" svg:height="13.365cm" svg:x="2.097cm" svg:y="14.103cm" presentation:class="notes" presentation:placeholder="true">
            <draw:text-box/>
          </draw:frame>
        </presentation:notes>
      </draw:page>
      <draw:page draw:name="page73"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7-20T23:49:39.112000000</dc:date>
    <meta:editing-duration>P21DT16H16M36S</meta:editing-duration>
    <meta:editing-cycles>1183</meta:editing-cycles>
    <meta:generator>LibreOffice/7.2.7.2$Windows_X86_64 LibreOffice_project/8d71d29d553c0f7dcbfa38fbfda25ee34cce99a2</meta:generator>
    <meta:document-statistic meta:object-count="483"/>
  </office:meta>
</office:document-meta>
</file>